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9591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4827in"/>
    </style:style>
    <style:style style:name="co15" style:family="table-column">
      <style:table-column-properties fo:break-before="auto" style:column-width="1.1457in"/>
    </style:style>
    <style:style style:name="co16" style:family="table-column">
      <style:table-column-properties fo:break-before="auto" style:column-width="1.2181in"/>
    </style:style>
    <style:style style:name="co17" style:family="table-column">
      <style:table-column-properties fo:break-before="auto" style:column-width="1.0008in"/>
    </style:style>
    <style:style style:name="co18" style:family="table-column">
      <style:table-column-properties fo:break-before="auto" style:column-width="1.0728in"/>
    </style:style>
    <style:style style:name="co19" style:family="table-column">
      <style:table-column-properties fo:break-before="auto" style:column-width="0.3783in"/>
    </style:style>
    <style:style style:name="co20" style:family="table-column">
      <style:table-column-properties fo:break-before="auto" style:column-width="0.2335in"/>
    </style:style>
    <style:style style:name="co21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34">
            <text:p>13.4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76">
            <text:p>17.6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36">
            <text:p>23.6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2592">
            <text:p>12592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3571">
            <text:p>13571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3813">
            <text:p>13813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1-07">
            <text:p>2021-01-07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66 - 1.13)">
            <text:p>(0.66 - 1.13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72">
            <text:p>0.72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6" table:number-columns-repeated="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number-columns-repeated="3" table:default-cell-style-name="Default"/>
        <table:table-column table:style-name="co12" table:number-columns-repeated="3" table:default-cell-style-name="Default"/>
        <table:table-column table:style-name="co18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320.25">
            <text:p>320.25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87029142089587">
            <text:p>0.0187029142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614580577117">
            <text:p>1.066145805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90.625">
            <text:p>90.62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731791020671835">
            <text:p>0.0073179102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2571764727071">
            <text:p>1.0257176473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76.75">
            <text:p>76.7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640010006671114">
            <text:p>0.0064001001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2248063434398">
            <text:p>1.022480634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71.625">
            <text:p>171.6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45543588873813">
            <text:p>0.014554358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5135544165657">
            <text:p>1.0513554417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1">
            <text:p>171</text:p>
          </table:table-cell>
          <table:table-cell office:value-type="float" office:value="8756">
            <text:p>8756</text:p>
          </table:table-cell>
          <table:table-cell office:value-type="float" office:value="12474">
            <text:p>12474</text:p>
          </table:table-cell>
          <table:table-cell office:value-type="float" office:value="17116">
            <text:p>17116</text:p>
          </table:table-cell>
          <table:table-cell office:value-type="float" office:value="179.125">
            <text:p>179.125</text:p>
          </table:table-cell>
          <table:table-cell office:value-type="float" office:value="228.5">
            <text:p>228.5</text:p>
          </table:table-cell>
          <table:table-cell office:value-type="float" office:value="204.625">
            <text:p>204.625</text:p>
          </table:table-cell>
          <table:table-cell office:value-type="float" office:value="0.0204574006395614">
            <text:p>0.0204574006</text:p>
          </table:table-cell>
          <table:table-cell office:value-type="float" office:value="0.018318101651435">
            <text:p>0.0183181017</text:p>
          </table:table-cell>
          <table:table-cell office:value-type="float" office:value="0.0119551881280673">
            <text:p>0.0119551881</text:p>
          </table:table-cell>
          <table:table-cell office:value-type="float" office:value="1.07242117251068">
            <text:p>1.0724211725</text:p>
          </table:table-cell>
          <table:table-cell office:value-type="float" office:value="1.06477103936232">
            <text:p>1.0647710394</text:p>
          </table:table-cell>
          <table:table-cell office:value-type="float" office:value="1.04212329443366">
            <text:p>1.0421232944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office:value-type="float" office:value="159">
            <text:p>159</text:p>
          </table:table-cell>
          <table:table-cell office:value-type="float" office:value="311">
            <text:p>311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79">
            <text:p>12579</text:p>
          </table:table-cell>
          <table:table-cell office:value-type="float" office:value="17680">
            <text:p>17680</text:p>
          </table:table-cell>
          <table:table-cell office:value-type="float" office:value="78.5">
            <text:p>78.5</text:p>
          </table:table-cell>
          <table:table-cell office:value-type="float" office:value="108.75">
            <text:p>108.75</text:p>
          </table:table-cell>
          <table:table-cell office:value-type="float" office:value="289.25">
            <text:p>289.25</text:p>
          </table:table-cell>
          <table:table-cell office:value-type="float" office:value="0.00810782896095848">
            <text:p>0.008107829</text:p>
          </table:table-cell>
          <table:table-cell office:value-type="float" office:value="0.00864536131647985">
            <text:p>0.0086453613</text:p>
          </table:table-cell>
          <table:table-cell office:value-type="float" office:value="0.0163602941176471">
            <text:p>0.0163602941</text:p>
          </table:table-cell>
          <table:table-cell office:value-type="float" office:value="1.02850624566866">
            <text:p>1.0285062457</text:p>
          </table:table-cell>
          <table:table-cell office:value-type="float" office:value="1.03040525946137">
            <text:p>1.0304052595</text:p>
          </table:table-cell>
          <table:table-cell office:value-type="float" office:value="1.05778564149005">
            <text:p>1.05778564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34">
            <text:p>234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211">
            <text:p>17211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431.125">
            <text:p>431.12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50493870199291">
            <text:p>0.02504938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889026992783">
            <text:p>1.0889026993</text:p>
          </table:table-cell>
          <table:table-cell table:number-columns-repeated="2" office:value-type="float" office:value="0">
            <text:p>0</text:p>
          </table:table-cell>
          <table:table-cell office:value-type="float" office:value="28.0163677727939">
            <text:p>28.0163677728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735">
            <text:p>18735</text:p>
          </table:table-cell>
          <table:table-cell office:value-type="float" office:value="148.75">
            <text:p>148.75</text:p>
          </table:table-cell>
          <table:table-cell office:value-type="float" office:value="142.625">
            <text:p>142.625</text:p>
          </table:table-cell>
          <table:table-cell office:value-type="float" office:value="726.625">
            <text:p>726.625</text:p>
          </table:table-cell>
          <table:table-cell office:value-type="float" office:value="0.0159603004291845">
            <text:p>0.0159603004</text:p>
          </table:table-cell>
          <table:table-cell office:value-type="float" office:value="0.0115094415752098">
            <text:p>0.0115094416</text:p>
          </table:table-cell>
          <table:table-cell office:value-type="float" office:value="0.0387843608219909">
            <text:p>0.0387843608</text:p>
          </table:table-cell>
          <table:table-cell office:value-type="float" office:value="1.05636032463413">
            <text:p>1.0563603246</text:p>
          </table:table-cell>
          <table:table-cell office:value-type="float" office:value="1.04054268131417">
            <text:p>1.0405426813</text:p>
          </table:table-cell>
          <table:table-cell office:value-type="float" office:value="1.13869354709993">
            <text:p>1.1386935471</text:p>
          </table:table-cell>
          <table:table-cell table:number-columns-repeated="2" office:value-type="float" office:value="0">
            <text:p>0</text:p>
          </table:table-cell>
          <table:table-cell office:value-type="float" office:value="18.2161974023521">
            <text:p>18.2161974024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1">
            <text:p>261</text:p>
          </table:table-cell>
          <table:table-cell office:value-type="float" office:value="363">
            <text:p>363</text:p>
          </table:table-cell>
          <table:table-cell office:value-type="float" office:value="9818">
            <text:p>9818</text:p>
          </table:table-cell>
          <table:table-cell office:value-type="float" office:value="12586">
            <text:p>12586</text:p>
          </table:table-cell>
          <table:table-cell office:value-type="float" office:value="18840">
            <text:p>18840</text:p>
          </table:table-cell>
          <table:table-cell office:value-type="float" office:value="149.875">
            <text:p>149.875</text:p>
          </table:table-cell>
          <table:table-cell office:value-type="float" office:value="173.75">
            <text:p>173.75</text:p>
          </table:table-cell>
          <table:table-cell office:value-type="float" office:value="833.25">
            <text:p>833.25</text:p>
          </table:table-cell>
          <table:table-cell office:value-type="float" office:value="0.0152653289875738">
            <text:p>0.015265329</text:p>
          </table:table-cell>
          <table:table-cell office:value-type="float" office:value="0.0138050214524074">
            <text:p>0.0138050215</text:p>
          </table:table-cell>
          <table:table-cell office:value-type="float" office:value="0.0442277070063694">
            <text:p>0.044227707</text:p>
          </table:table-cell>
          <table:table-cell office:value-type="float" office:value="1.05388539078394">
            <text:p>1.0538853908</text:p>
          </table:table-cell>
          <table:table-cell office:value-type="float" office:value="1.04869110917334">
            <text:p>1.0486911092</text:p>
          </table:table-cell>
          <table:table-cell office:value-type="float" office:value="1.15863091105369">
            <text:p>1.1586309111</text:p>
          </table:table-cell>
          <table:table-cell table:number-columns-repeated="2" office:value-type="float" office:value="0">
            <text:p>0</text:p>
          </table:table-cell>
          <table:table-cell office:value-type="float" office:value="16.0163125394715">
            <text:p>16.0163125395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table:number-columns-repeated="2"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3108">
            <text:p>13108</text:p>
          </table:table-cell>
          <table:table-cell office:value-type="float" office:value="18765">
            <text:p>18765</text:p>
          </table:table-cell>
          <table:table-cell office:value-type="float" office:value="17.625">
            <text:p>17.625</text:p>
          </table:table-cell>
          <table:table-cell office:value-type="float" office:value="150">
            <text:p>150</text:p>
          </table:table-cell>
          <table:table-cell office:value-type="float" office:value="880.75">
            <text:p>880.75</text:p>
          </table:table-cell>
          <table:table-cell office:value-type="float" office:value="0.00179152266720878">
            <text:p>0.0017915227</text:p>
          </table:table-cell>
          <table:table-cell office:value-type="float" office:value="0.011443393347574">
            <text:p>0.0114433933</text:p>
          </table:table-cell>
          <table:table-cell office:value-type="float" office:value="0.0469357847055689">
            <text:p>0.0469357847</text:p>
          </table:table-cell>
          <table:table-cell office:value-type="float" office:value="1.00627662006003">
            <text:p>1.0062766201</text:p>
          </table:table-cell>
          <table:table-cell office:value-type="float" office:value="1.04030854116907">
            <text:p>1.0403085412</text:p>
          </table:table-cell>
          <table:table-cell office:value-type="float" office:value="1.16859306352591">
            <text:p>1.1685930635</text:p>
          </table:table-cell>
          <table:table-cell table:number-columns-repeated="2" office:value-type="float" office:value="0">
            <text:p>0</text:p>
          </table:table-cell>
          <table:table-cell office:value-type="float" office:value="15.1119138702738">
            <text:p>15.1119138703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189">
            <text:p>189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966">
            <text:p>12966</text:p>
          </table:table-cell>
          <table:table-cell office:value-type="float" office:value="19869">
            <text:p>19869</text:p>
          </table:table-cell>
          <table:table-cell office:value-type="float" office:value="37.125">
            <text:p>37.125</text:p>
          </table:table-cell>
          <table:table-cell office:value-type="float" office:value="303.625">
            <text:p>303.625</text:p>
          </table:table-cell>
          <table:table-cell office:value-type="float" office:value="1169.625">
            <text:p>1169.625</text:p>
          </table:table-cell>
          <table:table-cell office:value-type="float" office:value="0.0039054281506417">
            <text:p>0.0039054282</text:p>
          </table:table-cell>
          <table:table-cell office:value-type="float" office:value="0.0234170137282122">
            <text:p>0.0234170137</text:p>
          </table:table-cell>
          <table:table-cell office:value-type="float" office:value="0.0588668277215763">
            <text:p>0.0588668277</text:p>
          </table:table-cell>
          <table:table-cell office:value-type="float" office:value="1.01369889317056">
            <text:p>1.0136988932</text:p>
          </table:table-cell>
          <table:table-cell office:value-type="float" office:value="1.08303432685136">
            <text:p>1.0830343269</text:p>
          </table:table-cell>
          <table:table-cell office:value-type="float" office:value="1.21282589170128">
            <text:p>1.2128258917</text:p>
          </table:table-cell>
          <table:table-cell office:value-type="float" office:value="0">
            <text:p>0</text:p>
          </table:table-cell>
          <table:table-cell office:value-type="float" office:value="29.9453892094674">
            <text:p>29.9453892095</text:p>
          </table:table-cell>
          <table:table-cell office:value-type="float" office:value="12.1181047608034">
            <text:p>12.118104760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97">
            <text:p>297</text:p>
          </table:table-cell>
          <table:table-cell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636">
            <text:p>13636</text:p>
          </table:table-cell>
          <table:table-cell office:value-type="float" office:value="21955">
            <text:p>21955</text:p>
          </table:table-cell>
          <table:table-cell office:value-type="float" office:value="132.5">
            <text:p>132.5</text:p>
          </table:table-cell>
          <table:table-cell office:value-type="float" office:value="512.75">
            <text:p>512.75</text:p>
          </table:table-cell>
          <table:table-cell office:value-type="float" office:value="1149.125">
            <text:p>1149.125</text:p>
          </table:table-cell>
          <table:table-cell office:value-type="float" office:value="0.0141954146132419">
            <text:p>0.0141954146</text:p>
          </table:table-cell>
          <table:table-cell office:value-type="float" office:value="0.0376026694045175">
            <text:p>0.0376026694</text:p>
          </table:table-cell>
          <table:table-cell office:value-type="float" office:value="0.0523400136643134">
            <text:p>0.0523400137</text:p>
          </table:table-cell>
          <table:table-cell office:value-type="float" office:value="1.05007891034659">
            <text:p>1.0500789103</text:p>
          </table:table-cell>
          <table:table-cell office:value-type="float" office:value="1.13438070597865">
            <text:p>1.134380706</text:p>
          </table:table-cell>
          <table:table-cell office:value-type="float" office:value="1.18855942280464">
            <text:p>1.1885594228</text:p>
          </table:table-cell>
          <table:table-cell office:value-type="float" office:value="0">
            <text:p>0</text:p>
          </table:table-cell>
          <table:table-cell office:value-type="float" office:value="18.7778982252734">
            <text:p>18.7778982253</text:p>
          </table:table-cell>
          <table:table-cell office:value-type="float" office:value="13.5867870022207">
            <text:p>13.5867870022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248">
            <text:p>248</text:p>
          </table:table-cell>
          <table:table-cell table:number-columns-repeated="2" office:value-type="float" office:value="323">
            <text:p>323</text:p>
          </table:table-cell>
          <table:table-cell office:value-type="float" office:value="9841">
            <text:p>9841</text:p>
          </table:table-cell>
          <table:table-cell office:value-type="float" office:value="14075">
            <text:p>14075</text:p>
          </table:table-cell>
          <table:table-cell office:value-type="float" office:value="23622">
            <text:p>23622</text:p>
          </table:table-cell>
          <table:table-cell office:value-type="float" office:value="174">
            <text:p>174</text:p>
          </table:table-cell>
          <table:table-cell office:value-type="float" office:value="611.5">
            <text:p>611.5</text:p>
          </table:table-cell>
          <table:table-cell office:value-type="float" office:value="1239.75">
            <text:p>1239.75</text:p>
          </table:table-cell>
          <table:table-cell office:value-type="float" office:value="0.0176811299664668">
            <text:p>0.01768113</text:p>
          </table:table-cell>
          <table:table-cell office:value-type="float" office:value="0.0434458259325044">
            <text:p>0.0434458259</text:p>
          </table:table-cell>
          <table:table-cell office:value-type="float" office:value="0.0524828549657099">
            <text:p>0.052482855</text:p>
          </table:table-cell>
          <table:table-cell office:value-type="float" office:value="1.06249669470214">
            <text:p>1.0624966947</text:p>
          </table:table-cell>
          <table:table-cell office:value-type="float" office:value="1.15575996875404">
            <text:p>1.1557599688</text:p>
          </table:table-cell>
          <table:table-cell office:value-type="float" office:value="1.18908871450807">
            <text:p>1.1890887145</text:p>
          </table:table-cell>
          <table:table-cell office:value-type="float" office:value="0">
            <text:p>0</text:p>
          </table:table-cell>
          <table:table-cell office:value-type="float" office:value="16.2984042278173">
            <text:p>16.2984042278</text:p>
          </table:table-cell>
          <table:table-cell office:value-type="float" office:value="13.550735578705">
            <text:p>13.5507355787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office:value-type="float" office:value="369">
            <text:p>369</text:p>
          </table:table-cell>
          <table:table-cell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878">
            <text:p>14878</text:p>
          </table:table-cell>
          <table:table-cell office:value-type="float" office:value="25025">
            <text:p>25025</text:p>
          </table:table-cell>
          <table:table-cell office:value-type="float" office:value="145.125">
            <text:p>145.125</text:p>
          </table:table-cell>
          <table:table-cell office:value-type="float" office:value="880.375">
            <text:p>880.375</text:p>
          </table:table-cell>
          <table:table-cell office:value-type="float" office:value="1421.75">
            <text:p>1421.75</text:p>
          </table:table-cell>
          <table:table-cell office:value-type="float" office:value="0.0141585365853659">
            <text:p>0.0141585366</text:p>
          </table:table-cell>
          <table:table-cell office:value-type="float" office:value="0.0591729399112784">
            <text:p>0.0591729399</text:p>
          </table:table-cell>
          <table:table-cell office:value-type="float" office:value="0.0568131868131868">
            <text:p>0.0568131868</text:p>
          </table:table-cell>
          <table:table-cell office:value-type="float" office:value="1.04994778779893">
            <text:p>1.0499477878</text:p>
          </table:table-cell>
          <table:table-cell office:value-type="float" office:value="1.21396810585225">
            <text:p>1.2139681059</text:p>
          </table:table-cell>
          <table:table-cell office:value-type="float" office:value="1.20517252071006">
            <text:p>1.2051725207</text:p>
          </table:table-cell>
          <table:table-cell office:value-type="float" office:value="0">
            <text:p>0</text:p>
          </table:table-cell>
          <table:table-cell office:value-type="float" office:value="12.0571747423905">
            <text:p>12.0571747424</text:p>
          </table:table-cell>
          <table:table-cell office:value-type="float" office:value="12.5438448742471">
            <text:p>12.5438448742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19">
            <text:p>419</text:p>
          </table:table-cell>
          <table:table-cell office:value-type="float" office:value="10101">
            <text:p>10101</text:p>
          </table:table-cell>
          <table:table-cell office:value-type="float" office:value="15861">
            <text:p>15861</text:p>
          </table:table-cell>
          <table:table-cell office:value-type="float" office:value="26558">
            <text:p>26558</text:p>
          </table:table-cell>
          <table:table-cell office:value-type="float" office:value="271">
            <text:p>271</text:p>
          </table:table-cell>
          <table:table-cell office:value-type="float" office:value="920.5">
            <text:p>920.5</text:p>
          </table:table-cell>
          <table:table-cell office:value-type="float" office:value="1555.875">
            <text:p>1555.875</text:p>
          </table:table-cell>
          <table:table-cell office:value-type="float" office:value="0.0268290268290268">
            <text:p>0.0268290268</text:p>
          </table:table-cell>
          <table:table-cell office:value-type="float" office:value="0.0580354328226467">
            <text:p>0.0580354328</text:p>
          </table:table-cell>
          <table:table-cell office:value-type="float" office:value="0.0585840424730778">
            <text:p>0.0585840425</text:p>
          </table:table-cell>
          <table:table-cell office:value-type="float" office:value="1.09531239539556">
            <text:p>1.0953123954</text:p>
          </table:table-cell>
          <table:table-cell office:value-type="float" office:value="1.20972551334657">
            <text:p>1.2097255133</text:p>
          </table:table-cell>
          <table:table-cell office:value-type="float" office:value="1.21177104511945">
            <text:p>1.2117710451</text:p>
          </table:table-cell>
          <table:table-cell office:value-type="float" office:value="26.1807626693989">
            <text:p>26.1807626694</text:p>
          </table:table-cell>
          <table:table-cell office:value-type="float" office:value="12.286832208054">
            <text:p>12.2868322081</text:p>
          </table:table-cell>
          <table:table-cell office:value-type="float" office:value="12.174957330059">
            <text:p>12.1749573301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44">
            <text:p>344</text:p>
          </table:table-cell>
          <table:table-cell office:value-type="float" office:value="10799">
            <text:p>10799</text:p>
          </table:table-cell>
          <table:table-cell office:value-type="float" office:value="16586">
            <text:p>16586</text:p>
          </table:table-cell>
          <table:table-cell office:value-type="float" office:value="27942">
            <text:p>27942</text:p>
          </table:table-cell>
          <table:table-cell office:value-type="float" office:value="434.5">
            <text:p>434.5</text:p>
          </table:table-cell>
          <table:table-cell office:value-type="float" office:value="785.75">
            <text:p>785.75</text:p>
          </table:table-cell>
          <table:table-cell office:value-type="float" office:value="1304.875">
            <text:p>1304.875</text:p>
          </table:table-cell>
          <table:table-cell office:value-type="float" office:value="0.0402352069636077">
            <text:p>0.040235207</text:p>
          </table:table-cell>
          <table:table-cell office:value-type="float" office:value="0.0473742915712046">
            <text:p>0.0473742916</text:p>
          </table:table-cell>
          <table:table-cell office:value-type="float" office:value="0.0466994130699306">
            <text:p>0.0466994131</text:p>
          </table:table-cell>
          <table:table-cell office:value-type="float" office:value="1.14399621325626">
            <text:p>1.1439962133</text:p>
          </table:table-cell>
          <table:table-cell office:value-type="float" office:value="1.17020889456289">
            <text:p>1.1702088946</text:p>
          </table:table-cell>
          <table:table-cell office:value-type="float" office:value="1.16772238269967">
            <text:p>1.1677223827</text:p>
          </table:table-cell>
          <table:table-cell office:value-type="float" office:value="17.5716746333572">
            <text:p>17.5716746334</text:p>
          </table:table-cell>
          <table:table-cell office:value-type="float" office:value="14.9751939234172">
            <text:p>14.9751939234</text:p>
          </table:table-cell>
          <table:table-cell office:value-type="float" office:value="15.1866758994365">
            <text:p>15.1866758994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table:number-columns-repeated="2" office:value-type="float" office:value="424">
            <text:p>424</text:p>
          </table:table-cell>
          <table:table-cell office:value-type="float" office:value="10980">
            <text:p>10980</text:p>
          </table:table-cell>
          <table:table-cell office:value-type="float" office:value="17478">
            <text:p>17478</text:p>
          </table:table-cell>
          <table:table-cell office:value-type="float" office:value="29113">
            <text:p>29113</text:p>
          </table:table-cell>
          <table:table-cell office:value-type="float" office:value="488.5">
            <text:p>488.5</text:p>
          </table:table-cell>
          <table:table-cell office:value-type="float" office:value="557.25">
            <text:p>557.25</text:p>
          </table:table-cell>
          <table:table-cell office:value-type="float" office:value="964.125">
            <text:p>964.125</text:p>
          </table:table-cell>
          <table:table-cell office:value-type="float" office:value="0.0444899817850638">
            <text:p>0.0444899818</text:p>
          </table:table-cell>
          <table:table-cell office:value-type="float" office:value="0.0318829385513217">
            <text:p>0.0318829386</text:p>
          </table:table-cell>
          <table:table-cell office:value-type="float" office:value="0.0331166489197266">
            <text:p>0.0331166489</text:p>
          </table:table-cell>
          <table:table-cell office:value-type="float" office:value="1.15959447886702">
            <text:p>1.1595944789</text:p>
          </table:table-cell>
          <table:table-cell office:value-type="float" office:value="1.11358266760013">
            <text:p>1.1135826676</text:p>
          </table:table-cell>
          <table:table-cell office:value-type="float" office:value="1.11805782759296">
            <text:p>1.1180578276</text:p>
          </table:table-cell>
          <table:table-cell office:value-type="float" office:value="15.9239079557238">
            <text:p>15.9239079557</text:p>
          </table:table-cell>
          <table:table-cell office:value-type="float" office:value="22.0851401402379">
            <text:p>22.0851401402</text:p>
          </table:table-cell>
          <table:table-cell office:value-type="float" office:value="21.2751663683909">
            <text:p>21.2751663684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office:value-type="float" office:value="722">
            <text:p>722</text:p>
          </table:table-cell>
          <table:table-cell table:number-columns-repeated="2" office:value-type="float" office:value="559">
            <text:p>559</text:p>
          </table:table-cell>
          <table:table-cell office:value-type="float" office:value="10999">
            <text:p>10999</text:p>
          </table:table-cell>
          <table:table-cell office:value-type="float" office:value="18522">
            <text:p>18522</text:p>
          </table:table-cell>
          <table:table-cell office:value-type="float" office:value="30456">
            <text:p>30456</text:p>
          </table:table-cell>
          <table:table-cell office:value-type="float" office:value="542.625">
            <text:p>542.625</text:p>
          </table:table-cell>
          <table:table-cell office:value-type="float" office:value="1090.25">
            <text:p>1090.25</text:p>
          </table:table-cell>
          <table:table-cell office:value-type="float" office:value="491.75">
            <text:p>491.75</text:p>
          </table:table-cell>
          <table:table-cell office:value-type="float" office:value="0.0493340303663969">
            <text:p>0.0493340304</text:p>
          </table:table-cell>
          <table:table-cell office:value-type="float" office:value="0.0588624338624339">
            <text:p>0.0588624339</text:p>
          </table:table-cell>
          <table:table-cell office:value-type="float" office:value="0.016146243761492">
            <text:p>0.0161462438</text:p>
          </table:table-cell>
          <table:table-cell office:value-type="float" office:value="1.17743944552469">
            <text:p>1.1774394455</text:p>
          </table:table-cell>
          <table:table-cell office:value-type="float" office:value="1.21280949931413">
            <text:p>1.2128094993</text:p>
          </table:table-cell>
          <table:table-cell office:value-type="float" office:value="1.05702282749293">
            <text:p>1.0570228275</text:p>
          </table:table-cell>
          <table:table-cell office:value-type="float" office:value="14.393874287851">
            <text:p>14.3938742879</text:p>
          </table:table-cell>
          <table:table-cell office:value-type="float" office:value="12.1189839475654">
            <text:p>12.1189839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52">
            <text:p>552</text:p>
          </table:table-cell>
          <table:table-cell office:value-type="float" office:value="727">
            <text:p>727</text:p>
          </table:table-cell>
          <table:table-cell office:value-type="float" office:value="11455">
            <text:p>11455</text:p>
          </table:table-cell>
          <table:table-cell office:value-type="float" office:value="19382">
            <text:p>19382</text:p>
          </table:table-cell>
          <table:table-cell office:value-type="float" office:value="32162">
            <text:p>32162</text:p>
          </table:table-cell>
          <table:table-cell office:value-type="float" office:value="708.5">
            <text:p>708.5</text:p>
          </table:table-cell>
          <table:table-cell office:value-type="float" office:value="1166.5">
            <text:p>1166.5</text:p>
          </table:table-cell>
          <table:table-cell office:value-type="float" office:value="261">
            <text:p>261</text:p>
          </table:table-cell>
          <table:table-cell office:value-type="float" office:value="0.0618507202095155">
            <text:p>0.0618507202</text:p>
          </table:table-cell>
          <table:table-cell office:value-type="float" office:value="0.0601847074605304">
            <text:p>0.0601847075</text:p>
          </table:table-cell>
          <table:table-cell office:value-type="float" office:value="0.00811516696722841">
            <text:p>0.008115167</text:p>
          </table:table-cell>
          <table:table-cell office:value-type="float" office:value="1.22397552345056">
            <text:p>1.2239755235</text:p>
          </table:table-cell>
          <table:table-cell office:value-type="float" office:value="1.21774598617559">
            <text:p>1.2177459862</text:p>
          </table:table-cell>
          <table:table-cell office:value-type="float" office:value="1.02853216201772">
            <text:p>1.028532162</text:p>
          </table:table-cell>
          <table:table-cell office:value-type="float" office:value="11.5498835134604">
            <text:p>11.5498835135</text:p>
          </table:table-cell>
          <table:table-cell office:value-type="float" office:value="11.8601963911473">
            <text:p>11.86019639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749">
            <text:p>749</text:p>
          </table:table-cell>
          <table:table-cell office:value-type="float" office:value="12844">
            <text:p>12844</text:p>
          </table:table-cell>
          <table:table-cell office:value-type="float" office:value="20603">
            <text:p>20603</text:p>
          </table:table-cell>
          <table:table-cell office:value-type="float" office:value="32819">
            <text:p>32819</text:p>
          </table:table-cell>
          <table:table-cell office:value-type="float" office:value="655.5">
            <text:p>655.5</text:p>
          </table:table-cell>
          <table:table-cell office:value-type="float" office:value="991.625">
            <text:p>991.625</text:p>
          </table:table-cell>
          <table:table-cell office:value-type="float" office:value="35.125">
            <text:p>35.125</text:p>
          </table:table-cell>
          <table:table-cell office:value-type="float" office:value="0.0510355029585799">
            <text:p>0.051035503</text:p>
          </table:table-cell>
          <table:table-cell office:value-type="float" office:value="0.0481301266805805">
            <text:p>0.0481301267</text:p>
          </table:table-cell>
          <table:table-cell office:value-type="float" office:value="0.00107026417623937">
            <text:p>0.0010702642</text:p>
          </table:table-cell>
          <table:table-cell office:value-type="float" office:value="1.18372932057701">
            <text:p>1.1837293206</text:p>
          </table:table-cell>
          <table:table-cell office:value-type="float" office:value="1.17299580120684">
            <text:p>1.1729958012</text:p>
          </table:table-cell>
          <table:table-cell office:value-type="float" office:value="1.00374816972904">
            <text:p>1.0037481697</text:p>
          </table:table-cell>
          <table:table-cell office:value-type="float" office:value="13.9253650363678">
            <text:p>13.9253650364</text:p>
          </table:table-cell>
          <table:table-cell office:value-type="float" office:value="14.7453825420852">
            <text:p>14.74538254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4">
            <text:p>644</text:p>
          </table:table-cell>
          <table:table-cell office:value-type="float" office:value="852">
            <text:p>852</text:p>
          </table:table-cell>
          <table:table-cell office:value-type="float" office:value="13736">
            <text:p>13736</text:p>
          </table:table-cell>
          <table:table-cell office:value-type="float" office:value="21782">
            <text:p>21782</text:p>
          </table:table-cell>
          <table:table-cell office:value-type="float" office:value="31057">
            <text:p>31057</text:p>
          </table:table-cell>
          <table:table-cell office:value-type="float" office:value="676.375">
            <text:p>676.375</text:p>
          </table:table-cell>
          <table:table-cell office:value-type="float" office:value="720.625">
            <text:p>720.625</text:p>
          </table:table-cell>
          <table:table-cell office:value-type="float" office:value="-199.375">
            <text:p>-199.375</text:p>
          </table:table-cell>
          <table:table-cell office:value-type="float" office:value="0.0492410454280722">
            <text:p>0.0492410454</text:p>
          </table:table-cell>
          <table:table-cell office:value-type="float" office:value="0.0330835093196217">
            <text:p>0.0330835093</text:p>
          </table:table-cell>
          <table:table-cell office:value-type="float" office:value="-0.00641964774446985">
            <text:p>-0.0064196477</text:p>
          </table:table-cell>
          <table:table-cell office:value-type="float" office:value="1.17709603288576">
            <text:p>1.1770960329</text:p>
          </table:table-cell>
          <table:table-cell office:value-type="float" office:value="1.11793753905292">
            <text:p>1.1179375391</text:p>
          </table:table-cell>
          <table:table-cell office:value-type="float" office:value="0.977612008173595">
            <text:p>0.9776120082</text:p>
          </table:table-cell>
          <table:table-cell office:value-type="float" office:value="14.4204110527679">
            <text:p>14.4204110528</text:p>
          </table:table-cell>
          <table:table-cell office:value-type="float" office:value="21.2961341819874">
            <text:p>21.2961341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578">
            <text:p>578</text:p>
          </table:table-cell>
          <table:table-cell office:value-type="float" office:value="445">
            <text:p>445</text:p>
          </table:table-cell>
          <table:table-cell office:value-type="float" office:value="14591">
            <text:p>14591</text:p>
          </table:table-cell>
          <table:table-cell office:value-type="float" office:value="22025">
            <text:p>22025</text:p>
          </table:table-cell>
          <table:table-cell office:value-type="float" office:value="30649">
            <text:p>30649</text:p>
          </table:table-cell>
          <table:table-cell office:value-type="float" office:value="918.375">
            <text:p>918.375</text:p>
          </table:table-cell>
          <table:table-cell office:value-type="float" office:value="-54">
            <text:p>-54</text:p>
          </table:table-cell>
          <table:table-cell office:value-type="float" office:value="264.5">
            <text:p>264.5</text:p>
          </table:table-cell>
          <table:table-cell office:value-type="float" office:value="0.0629411966280584">
            <text:p>0.0629411966</text:p>
          </table:table-cell>
          <table:table-cell office:value-type="float" office:value="-0.00245175936435868">
            <text:p>-0.0024517594</text:p>
          </table:table-cell>
          <table:table-cell office:value-type="float" office:value="0.00862997161408203">
            <text:p>0.0086299716</text:p>
          </table:table-cell>
          <table:table-cell office:value-type="float" office:value="1.22805891289483">
            <text:p>1.2280589129</text:p>
          </table:table-cell>
          <table:table-cell office:value-type="float" office:value="0.991430624027747">
            <text:p>0.991430624</text:p>
          </table:table-cell>
          <table:table-cell office:value-type="float" office:value="1.030350874413">
            <text:p>1.0303508744</text:p>
          </table:table-cell>
          <table:table-cell office:value-type="float" office:value="11.3556632429535">
            <text:p>11.35566324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office:value-type="float" office:value="847">
            <text:p>847</text:p>
          </table:table-cell>
          <table:table-cell office:value-type="float" office:value="606">
            <text:p>606</text:p>
          </table:table-cell>
          <table:table-cell office:value-type="float" office:value="847">
            <text:p>847</text:p>
          </table:table-cell>
          <table:table-cell office:value-type="float" office:value="15621">
            <text:p>15621</text:p>
          </table:table-cell>
          <table:table-cell office:value-type="float" office:value="21220">
            <text:p>21220</text:p>
          </table:table-cell>
          <table:table-cell office:value-type="float" office:value="32247">
            <text:p>32247</text:p>
          </table:table-cell>
          <table:table-cell office:value-type="float" office:value="908.5">
            <text:p>908.5</text:p>
          </table:table-cell>
          <table:table-cell office:value-type="float" office:value="35.375">
            <text:p>35.375</text:p>
          </table:table-cell>
          <table:table-cell office:value-type="float" office:value="143.5">
            <text:p>143.5</text:p>
          </table:table-cell>
          <table:table-cell office:value-type="float" office:value="0.0581588886755009">
            <text:p>0.0581588887</text:p>
          </table:table-cell>
          <table:table-cell office:value-type="float" office:value="0.00166705937794533">
            <text:p>0.0016670594</text:p>
          </table:table-cell>
          <table:table-cell office:value-type="float" office:value="0.00445002635904115">
            <text:p>0.0044500264</text:p>
          </table:table-cell>
          <table:table-cell office:value-type="float" office:value="1.21018572477491">
            <text:p>1.2101857248</text:p>
          </table:table-cell>
          <table:table-cell office:value-type="float" office:value="1.00584015483327">
            <text:p>1.0058401548</text:p>
          </table:table-cell>
          <table:table-cell office:value-type="float" office:value="1.01561390561645">
            <text:p>1.0156139056</text:p>
          </table:table-cell>
          <table:table-cell office:value-type="float" office:value="12.2614725593917">
            <text:p>12.261472559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6418">
            <text:p>16418</text:p>
          </table:table-cell>
          <table:table-cell office:value-type="float" office:value="20974">
            <text:p>20974</text:p>
          </table:table-cell>
          <table:table-cell office:value-type="float" office:value="32824">
            <text:p>32824</text:p>
          </table:table-cell>
          <table:table-cell office:value-type="float" office:value="724.25">
            <text:p>724.25</text:p>
          </table:table-cell>
          <table:table-cell office:value-type="float" office:value="76.625">
            <text:p>76.625</text:p>
          </table:table-cell>
          <table:table-cell office:value-type="float" office:value="-236.625">
            <text:p>-236.625</text:p>
          </table:table-cell>
          <table:table-cell office:value-type="float" office:value="0.0441131684736265">
            <text:p>0.0441131685</text:p>
          </table:table-cell>
          <table:table-cell office:value-type="float" office:value="0.00365333269762563">
            <text:p>0.0036533327</text:p>
          </table:table-cell>
          <table:table-cell office:value-type="float" office:value="-0.00720890202291007">
            <text:p>-0.007208902</text:p>
          </table:table-cell>
          <table:table-cell office:value-type="float" office:value="1.15821019405795">
            <text:p>1.1582101941</text:p>
          </table:table-cell>
          <table:table-cell office:value-type="float" office:value="1.0128128242477">
            <text:p>1.0128128242</text:p>
          </table:table-cell>
          <table:table-cell office:value-type="float" office:value="0.974870700725832">
            <text:p>0.9748707007</text:p>
          </table:table-cell>
          <table:table-cell office:value-type="float" office:value="16.057011377629">
            <text:p>16.057011377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944">
            <text:p>944</text:p>
          </table:table-cell>
          <table:table-cell office:value-type="float" office:value="15600">
            <text:p>15600</text:p>
          </table:table-cell>
          <table:table-cell office:value-type="float" office:value="21631">
            <text:p>21631</text:p>
          </table:table-cell>
          <table:table-cell office:value-type="float" office:value="31057">
            <text:p>31057</text:p>
          </table:table-cell>
          <table:table-cell office:value-type="float" office:value="-209.5">
            <text:p>-209.5</text:p>
          </table:table-cell>
          <table:table-cell office:value-type="float" office:value="584.125">
            <text:p>584.125</text:p>
          </table:table-cell>
          <table:table-cell office:value-type="float" office:value="-199.375">
            <text:p>-199.375</text:p>
          </table:table-cell>
          <table:table-cell office:value-type="float" office:value="-0.0134294871794872">
            <text:p>-0.0134294872</text:p>
          </table:table-cell>
          <table:table-cell office:value-type="float" office:value="0.0270040682354029">
            <text:p>0.0270040682</text:p>
          </table:table-cell>
          <table:table-cell office:value-type="float" office:value="-0.00641964774446985">
            <text:p>-0.0064196477</text:p>
          </table:table-cell>
          <table:table-cell office:value-type="float" office:value="0.953350283078567">
            <text:p>0.9533502831</text:p>
          </table:table-cell>
          <table:table-cell office:value-type="float" office:value="1.09594350943838">
            <text:p>1.0959435094</text:p>
          </table:table-cell>
          <table:table-cell office:value-type="float" office:value="0.977612008173595">
            <text:p>0.9776120082</text:p>
          </table:table-cell>
          <table:table-cell office:value-type="float" office:value="0">
            <text:p>0</text:p>
          </table:table-cell>
          <table:table-cell office:value-type="float" office:value="26.013284706428">
            <text:p>26.01328470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6384">
            <text:p>16384</text:p>
          </table:table-cell>
          <table:table-cell office:value-type="float" office:value="22270">
            <text:p>22270</text:p>
          </table:table-cell>
          <table:table-cell office:value-type="float" office:value="30721">
            <text:p>30721</text:p>
          </table:table-cell>
          <table:table-cell office:value-type="float" office:value="-159.5">
            <text:p>-159.5</text:p>
          </table:table-cell>
          <table:table-cell office:value-type="float" office:value="-222.25">
            <text:p>-222.25</text:p>
          </table:table-cell>
          <table:table-cell office:value-type="float" office:value="-108.625">
            <text:p>-108.625</text:p>
          </table:table-cell>
          <table:table-cell office:value-type="float" office:value="-0.009735107421875">
            <text:p>-0.0097351074</text:p>
          </table:table-cell>
          <table:table-cell office:value-type="float" office:value="-0.0099797934440952">
            <text:p>-0.0099797934</text:p>
          </table:table-cell>
          <table:table-cell office:value-type="float" office:value="-0.00353585495263826">
            <text:p>-0.003535855</text:p>
          </table:table-cell>
          <table:table-cell office:value-type="float" office:value="0.966112877763808">
            <text:p>0.9661128778</text:p>
          </table:table-cell>
          <table:table-cell office:value-type="float" office:value="0.965265931648953">
            <text:p>0.9652659316</text:p>
          </table:table-cell>
          <table:table-cell office:value-type="float" office:value="0.987649012115448">
            <text:p>0.987649012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539">
            <text:p>539</text:p>
          </table:table-cell>
          <table:table-cell office:value-type="float" office:value="1023">
            <text:p>1023</text:p>
          </table:table-cell>
          <table:table-cell office:value-type="float" office:value="725">
            <text:p>725</text:p>
          </table:table-cell>
          <table:table-cell office:value-type="float" office:value="15830">
            <text:p>15830</text:p>
          </table:table-cell>
          <table:table-cell office:value-type="float" office:value="23459">
            <text:p>23459</text:p>
          </table:table-cell>
          <table:table-cell office:value-type="float" office:value="32409">
            <text:p>32409</text:p>
          </table:table-cell>
          <table:table-cell office:value-type="float" office:value="-214.375">
            <text:p>-214.375</text:p>
          </table:table-cell>
          <table:table-cell office:value-type="float" office:value="29.25">
            <text:p>29.25</text:p>
          </table:table-cell>
          <table:table-cell office:value-type="float" office:value="161.375">
            <text:p>161.375</text:p>
          </table:table-cell>
          <table:table-cell office:value-type="float" office:value="-0.0135423246999368">
            <text:p>-0.0135423247</text:p>
          </table:table-cell>
          <table:table-cell office:value-type="float" office:value="0.00124685621723006">
            <text:p>0.0012468562</text:p>
          </table:table-cell>
          <table:table-cell office:value-type="float" office:value="0.00497932673022926">
            <text:p>0.0049793267</text:p>
          </table:table-cell>
          <table:table-cell office:value-type="float" office:value="0.952961316884447">
            <text:p>0.9529613169</text:p>
          </table:table-cell>
          <table:table-cell office:value-type="float" office:value="1.00436704387514">
            <text:p>1.0043670439</text:p>
          </table:table-cell>
          <table:table-cell office:value-type="float" office:value="1.01747623919739">
            <text:p>1.017476239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table:number-columns-repeated="2" office:value-type="float" office:value="1018">
            <text:p>1018</text:p>
          </table:table-cell>
          <table:table-cell office:value-type="float" office:value="15480">
            <text:p>15480</text:p>
          </table:table-cell>
          <table:table-cell office:value-type="float" office:value="23298">
            <text:p>23298</text:p>
          </table:table-cell>
          <table:table-cell office:value-type="float" office:value="33082">
            <text:p>33082</text:p>
          </table:table-cell>
          <table:table-cell office:value-type="float" office:value="-209.5">
            <text:p>-209.5</text:p>
          </table:table-cell>
          <table:table-cell office:value-type="float" office:value="-123.375">
            <text:p>-123.375</text:p>
          </table:table-cell>
          <table:table-cell office:value-type="float" office:value="166">
            <text:p>166</text:p>
          </table:table-cell>
          <table:table-cell office:value-type="float" office:value="-0.0135335917312661">
            <text:p>-0.0135335917</text:p>
          </table:table-cell>
          <table:table-cell office:value-type="float" office:value="-0.0052955189286634">
            <text:p>-0.0052955189</text:p>
          </table:table-cell>
          <table:table-cell office:value-type="float" office:value="0.00501783447191826">
            <text:p>0.0050178345</text:p>
          </table:table-cell>
          <table:table-cell office:value-type="float" office:value="0.95299141882666">
            <text:p>0.9529914188</text:p>
          </table:table-cell>
          <table:table-cell office:value-type="float" office:value="0.981520647090297">
            <text:p>0.9815206471</text:p>
          </table:table-cell>
          <table:table-cell office:value-type="float" office:value="1.01761177083078">
            <text:p>1.017611770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office:value-type="float" office:value="510">
            <text:p>510</text:p>
          </table:table-cell>
          <table:table-cell office:value-type="float" office:value="713">
            <text:p>713</text:p>
          </table:table-cell>
          <table:table-cell office:value-type="float" office:value="510">
            <text:p>510</text:p>
          </table:table-cell>
          <table:table-cell office:value-type="float" office:value="15600">
            <text:p>15600</text:p>
          </table:table-cell>
          <table:table-cell office:value-type="float" office:value="21599">
            <text:p>21599</text:p>
          </table:table-cell>
          <table:table-cell office:value-type="float" office:value="31281">
            <text:p>31281</text:p>
          </table:table-cell>
          <table:table-cell office:value-type="float" office:value="-209.5">
            <text:p>-209.5</text:p>
          </table:table-cell>
          <table:table-cell office:value-type="float" office:value="178.75">
            <text:p>178.75</text:p>
          </table:table-cell>
          <table:table-cell office:value-type="float" office:value="-350.5">
            <text:p>-350.5</text:p>
          </table:table-cell>
          <table:table-cell office:value-type="float" office:value="-0.0134294871794872">
            <text:p>-0.0134294872</text:p>
          </table:table-cell>
          <table:table-cell office:value-type="float" office:value="0.0082758461039863">
            <text:p>0.0082758461</text:p>
          </table:table-cell>
          <table:table-cell office:value-type="float" office:value="-0.0112048847543237">
            <text:p>-0.0112048848</text:p>
          </table:table-cell>
          <table:table-cell office:value-type="float" office:value="0.953350283078567">
            <text:p>0.9533502831</text:p>
          </table:table-cell>
          <table:table-cell office:value-type="float" office:value="1.02909970103628">
            <text:p>1.029099701</text:p>
          </table:table-cell>
          <table:table-cell office:value-type="float" office:value="0.961028980266888">
            <text:p>0.96102898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518">
            <text:p>518</text:p>
          </table:table-cell>
          <table:table-cell office:value-type="float" office:value="16248">
            <text:p>16248</text:p>
          </table:table-cell>
          <table:table-cell office:value-type="float" office:value="21382">
            <text:p>21382</text:p>
          </table:table-cell>
          <table:table-cell office:value-type="float" office:value="30433">
            <text:p>30433</text:p>
          </table:table-cell>
          <table:table-cell office:value-type="float" office:value="109.75">
            <text:p>109.75</text:p>
          </table:table-cell>
          <table:table-cell office:value-type="float" office:value="299.875">
            <text:p>299.875</text:p>
          </table:table-cell>
          <table:table-cell office:value-type="float" office:value="-218.625">
            <text:p>-218.625</text:p>
          </table:table-cell>
          <table:table-cell office:value-type="float" office:value="0.00675467749876908">
            <text:p>0.0067546775</text:p>
          </table:table-cell>
          <table:table-cell office:value-type="float" office:value="0.0140246468992611">
            <text:p>0.0140246469</text:p>
          </table:table-cell>
          <table:table-cell office:value-type="float" office:value="-0.00718381362336937">
            <text:p>-0.0071838136</text:p>
          </table:table-cell>
          <table:table-cell office:value-type="float" office:value="1.02373079755519">
            <text:p>1.0237307976</text:p>
          </table:table-cell>
          <table:table-cell office:value-type="float" office:value="1.04947177795989">
            <text:p>1.049471778</text:p>
          </table:table-cell>
          <table:table-cell office:value-type="float" office:value="0.974957802387431">
            <text:p>0.97495780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49">
            <text:p>549</text:p>
          </table:table-cell>
          <table:table-cell table:number-columns-repeated="2" office:value-type="float" office:value="1105">
            <text:p>1105</text:p>
          </table:table-cell>
          <table:table-cell office:value-type="float" office:value="15652">
            <text:p>15652</text:p>
          </table:table-cell>
          <table:table-cell office:value-type="float" office:value="21310">
            <text:p>21310</text:p>
          </table:table-cell>
          <table:table-cell office:value-type="float" office:value="32593">
            <text:p>32593</text:p>
          </table:table-cell>
          <table:table-cell office:value-type="float" office:value="-3.125">
            <text:p>-3.125</text:p>
          </table:table-cell>
          <table:table-cell office:value-type="float" office:value="-37.125">
            <text:p>-37.125</text:p>
          </table:table-cell>
          <table:table-cell office:value-type="float" office:value="0.625">
            <text:p>0.625</text:p>
          </table:table-cell>
          <table:table-cell office:value-type="float" office:value="-0.000199654996166624">
            <text:p>-0.000199655</text:p>
          </table:table-cell>
          <table:table-cell office:value-type="float" office:value="-0.00174213984045049">
            <text:p>-0.0017421398</text:p>
          </table:table-cell>
          <table:table-cell table:style-name="ce17" office:value-type="float" office:value="0.0000191758966649281">
            <text:p>1.92E-005</text:p>
          </table:table-cell>
          <table:table-cell office:value-type="float" office:value="0.999301285643167">
            <text:p>0.9993012856</text:p>
          </table:table-cell>
          <table:table-cell office:value-type="float" office:value="0.993908459258822">
            <text:p>0.9939084593</text:p>
          </table:table-cell>
          <table:table-cell office:value-type="float" office:value="1.00006711635905">
            <text:p>1.000067116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154">
            <text:p>1154</text:p>
          </table:table-cell>
          <table:table-cell office:value-type="float" office:value="15458">
            <text:p>15458</text:p>
          </table:table-cell>
          <table:table-cell office:value-type="float" office:value="21190">
            <text:p>21190</text:p>
          </table:table-cell>
          <table:table-cell office:value-type="float" office:value="31897">
            <text:p>31897</text:p>
          </table:table-cell>
          <table:table-cell office:value-type="float" office:value="-32.375">
            <text:p>-32.375</text:p>
          </table:table-cell>
          <table:table-cell office:value-type="float" office:value="329.375">
            <text:p>329.375</text:p>
          </table:table-cell>
          <table:table-cell office:value-type="float" office:value="95.5">
            <text:p>95.5</text:p>
          </table:table-cell>
          <table:table-cell office:value-type="float" office:value="-0.00209438478457757">
            <text:p>-0.0020943848</text:p>
          </table:table-cell>
          <table:table-cell office:value-type="float" office:value="0.0155438886267107">
            <text:p>0.0155438886</text:p>
          </table:table-cell>
          <table:table-cell office:value-type="float" office:value="0.0029940119760479">
            <text:p>0.002994012</text:p>
          </table:table-cell>
          <table:table-cell office:value-type="float" office:value="0.992678250691325">
            <text:p>0.9926782507</text:p>
          </table:table-cell>
          <table:table-cell office:value-type="float" office:value="1.05487717064182">
            <text:p>1.0548771706</text:p>
          </table:table-cell>
          <table:table-cell office:value-type="float" office:value="1.01049661156728">
            <text:p>1.01049661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579">
            <text:p>579</text:p>
          </table:table-cell>
          <table:table-cell office:value-type="float" office:value="806">
            <text:p>806</text:p>
          </table:table-cell>
          <table:table-cell office:value-type="float" office:value="1163">
            <text:p>1163</text:p>
          </table:table-cell>
          <table:table-cell office:value-type="float" office:value="15674">
            <text:p>15674</text:p>
          </table:table-cell>
          <table:table-cell office:value-type="float" office:value="21333">
            <text:p>21333</text:p>
          </table:table-cell>
          <table:table-cell office:value-type="float" office:value="30107">
            <text:p>30107</text:p>
          </table:table-cell>
          <table:table-cell office:value-type="float" office:value="-87.875">
            <text:p>-87.875</text:p>
          </table:table-cell>
          <table:table-cell office:value-type="float" office:value="84.25">
            <text:p>84.25</text:p>
          </table:table-cell>
          <table:table-cell office:value-type="float" office:value="549.25">
            <text:p>549.25</text:p>
          </table:table-cell>
          <table:table-cell office:value-type="float" office:value="-0.00560641827229807">
            <text:p>-0.0056064183</text:p>
          </table:table-cell>
          <table:table-cell office:value-type="float" office:value="0.00394928045750715">
            <text:p>0.0039492805</text:p>
          </table:table-cell>
          <table:table-cell office:value-type="float" office:value="0.0182432656857209">
            <text:p>0.0182432657</text:p>
          </table:table-cell>
          <table:table-cell office:value-type="float" office:value="0.980439142621611">
            <text:p>0.9804391426</text:p>
          </table:table-cell>
          <table:table-cell office:value-type="float" office:value="1.01385305136089">
            <text:p>1.0138530514</text:p>
          </table:table-cell>
          <table:table-cell office:value-type="float" office:value="1.06450375071607">
            <text:p>1.06450375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office:value-type="float" office:value="600">
            <text:p>600</text:p>
          </table:table-cell>
          <table:table-cell table:number-columns-repeated="2" office:value-type="float" office:value="1199">
            <text:p>1199</text:p>
          </table:table-cell>
          <table:table-cell office:value-type="float" office:value="16140">
            <text:p>16140</text:p>
          </table:table-cell>
          <table:table-cell office:value-type="float" office:value="21382">
            <text:p>21382</text:p>
          </table:table-cell>
          <table:table-cell office:value-type="float" office:value="33886">
            <text:p>33886</text:p>
          </table:table-cell>
          <table:table-cell office:value-type="float" office:value="160.75">
            <text:p>160.75</text:p>
          </table:table-cell>
          <table:table-cell office:value-type="float" office:value="299.875">
            <text:p>299.875</text:p>
          </table:table-cell>
          <table:table-cell office:value-type="float" office:value="328.125">
            <text:p>328.125</text:p>
          </table:table-cell>
          <table:table-cell office:value-type="float" office:value="0.00995972738537794">
            <text:p>0.0099597274</text:p>
          </table:table-cell>
          <table:table-cell office:value-type="float" office:value="0.0140246468992611">
            <text:p>0.0140246469</text:p>
          </table:table-cell>
          <table:table-cell office:value-type="float" office:value="0.00968320250250841">
            <text:p>0.0096832025</text:p>
          </table:table-cell>
          <table:table-cell office:value-type="float" office:value="1.03505347034122">
            <text:p>1.0350534703</text:p>
          </table:table-cell>
          <table:table-cell office:value-type="float" office:value="1.04947177795989">
            <text:p>1.049471778</text:p>
          </table:table-cell>
          <table:table-cell office:value-type="float" office:value="1.03407498700376">
            <text:p>1.0340749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6136">
            <text:p>16136</text:p>
          </table:table-cell>
          <table:table-cell office:value-type="float" office:value="22442">
            <text:p>22442</text:p>
          </table:table-cell>
          <table:table-cell office:value-type="float" office:value="35081">
            <text:p>35081</text:p>
          </table:table-cell>
          <table:table-cell office:value-type="float" office:value="250.625">
            <text:p>250.625</text:p>
          </table:table-cell>
          <table:table-cell office:value-type="float" office:value="-83.625">
            <text:p>-83.625</text:p>
          </table:table-cell>
          <table:table-cell office:value-type="float" office:value="-110.375">
            <text:p>-110.375</text:p>
          </table:table-cell>
          <table:table-cell office:value-type="float" office:value="0.0155320401586515">
            <text:p>0.0155320402</text:p>
          </table:table-cell>
          <table:table-cell office:value-type="float" office:value="-0.00372627216825595">
            <text:p>-0.0037262722</text:p>
          </table:table-cell>
          <table:table-cell office:value-type="float" office:value="-0.00314629001453778">
            <text:p>-0.00314629</text:p>
          </table:table-cell>
          <table:table-cell office:value-type="float" office:value="1.0548349793274">
            <text:p>1.0548349793</text:p>
          </table:table-cell>
          <table:table-cell office:value-type="float" office:value="0.986985262215477">
            <text:p>0.9869852622</text:p>
          </table:table-cell>
          <table:table-cell office:value-type="float" office:value="0.989007387265195">
            <text:p>0.98900738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office:value-type="float" office:value="616">
            <text:p>616</text:p>
          </table:table-cell>
          <table:table-cell office:value-type="float" office:value="860">
            <text:p>860</text:p>
          </table:table-cell>
          <table:table-cell office:value-type="float" office:value="1242">
            <text:p>1242</text:p>
          </table:table-cell>
          <table:table-cell office:value-type="float" office:value="16329">
            <text:p>16329</text:p>
          </table:table-cell>
          <table:table-cell office:value-type="float" office:value="22732">
            <text:p>22732</text:p>
          </table:table-cell>
          <table:table-cell office:value-type="float" office:value="36058">
            <text:p>36058</text:p>
          </table:table-cell>
          <table:table-cell office:value-type="float" office:value="211.875">
            <text:p>211.875</text:p>
          </table:table-cell>
          <table:table-cell office:value-type="float" office:value="112.75">
            <text:p>112.75</text:p>
          </table:table-cell>
          <table:table-cell office:value-type="float" office:value="-345.625">
            <text:p>-345.625</text:p>
          </table:table-cell>
          <table:table-cell office:value-type="float" office:value="0.0129753812235899">
            <text:p>0.0129753812</text:p>
          </table:table-cell>
          <table:table-cell office:value-type="float" office:value="0.00495996832658807">
            <text:p>0.0049599683</text:p>
          </table:table-cell>
          <table:table-cell office:value-type="float" office:value="-0.00958525153918686">
            <text:p>-0.0095852515</text:p>
          </table:table-cell>
          <table:table-cell office:value-type="float" office:value="1.04574382089764">
            <text:p>1.0457438209</text:p>
          </table:table-cell>
          <table:table-cell office:value-type="float" office:value="1.01740810766323">
            <text:p>1.0174081077</text:p>
          </table:table-cell>
          <table:table-cell office:value-type="float" office:value="0.966631698625102">
            <text:p>0.96663169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office:value-type="float" office:value="570">
            <text:p>570</text:p>
          </table:table-cell>
          <table:table-cell table:number-columns-repeated="2" office:value-type="float" office:value="1209">
            <text:p>1209</text:p>
          </table:table-cell>
          <table:table-cell office:value-type="float" office:value="16372">
            <text:p>16372</text:p>
          </table:table-cell>
          <table:table-cell office:value-type="float" office:value="21719">
            <text:p>21719</text:p>
          </table:table-cell>
          <table:table-cell office:value-type="float" office:value="34882">
            <text:p>34882</text:p>
          </table:table-cell>
          <table:table-cell office:value-type="float" office:value="72">
            <text:p>72</text:p>
          </table:table-cell>
          <table:table-cell office:value-type="float" office:value="89.875">
            <text:p>89.875</text:p>
          </table:table-cell>
          <table:table-cell office:value-type="float" office:value="-850.625">
            <text:p>-850.625</text:p>
          </table:table-cell>
          <table:table-cell office:value-type="float" office:value="0.00439775225995602">
            <text:p>0.0043977523</text:p>
          </table:table-cell>
          <table:table-cell office:value-type="float" office:value="0.00413808186380588">
            <text:p>0.0041380819</text:p>
          </table:table-cell>
          <table:table-cell office:value-type="float" office:value="-0.0243857863654607">
            <text:p>-0.0243857864</text:p>
          </table:table-cell>
          <table:table-cell office:value-type="float" office:value="1.01543003975073">
            <text:p>1.0154300398</text:p>
          </table:table-cell>
          <table:table-cell office:value-type="float" office:value="1.01451684901748">
            <text:p>1.014516849</text:p>
          </table:table-cell>
          <table:table-cell office:value-type="float" office:value="0.915815294211145">
            <text:p>0.9158152942</text:p>
          </table:table-cell>
          <table:table-cell table:number-columns-repeated="2" office:value-type="float" office:value="0">
            <text:p>0</text:p>
          </table:table-cell>
          <table:table-cell office:value-type="float" office:value="-28.0762295740043">
            <text:p>-28.07622957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5689">
            <text:p>15689</text:p>
          </table:table-cell>
          <table:table-cell office:value-type="float" office:value="23082">
            <text:p>23082</text:p>
          </table:table-cell>
          <table:table-cell office:value-type="float" office:value="32366">
            <text:p>32366</text:p>
          </table:table-cell>
          <table:table-cell office:value-type="float" office:value="156.75">
            <text:p>156.75</text:p>
          </table:table-cell>
          <table:table-cell office:value-type="float" office:value="-1032.875">
            <text:p>-1032.875</text:p>
          </table:table-cell>
          <table:table-cell office:value-type="float" office:value="375.625">
            <text:p>375.625</text:p>
          </table:table-cell>
          <table:table-cell office:value-type="float" office:value="0.00999107655044936">
            <text:p>0.0099910766</text:p>
          </table:table-cell>
          <table:table-cell office:value-type="float" office:value="-0.0447480720908067">
            <text:p>-0.0447480721</text:p>
          </table:table-cell>
          <table:table-cell office:value-type="float" office:value="0.0116055428536118">
            <text:p>0.0116055429</text:p>
          </table:table-cell>
          <table:table-cell office:value-type="float" office:value="1.03516441828342">
            <text:p>1.0351644183</text:p>
          </table:table-cell>
          <table:table-cell office:value-type="float" office:value="0.847306431995631">
            <text:p>0.847306432</text:p>
          </table:table-cell>
          <table:table-cell office:value-type="float" office:value="1.0408833896925">
            <text:p>1.0408833897</text:p>
          </table:table-cell>
          <table:table-cell office:value-type="float" office:value="0">
            <text:p>0</text:p>
          </table:table-cell>
          <table:table-cell office:value-type="float" office:value="-15.1407719423013">
            <text:p>-15.14077194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520">
            <text:p>520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5548">
            <text:p>15548</text:p>
          </table:table-cell>
          <table:table-cell office:value-type="float" office:value="21196">
            <text:p>21196</text:p>
          </table:table-cell>
          <table:table-cell office:value-type="float" office:value="34841">
            <text:p>34841</text:p>
          </table:table-cell>
          <table:table-cell office:value-type="float" office:value="140">
            <text:p>140</text:p>
          </table:table-cell>
          <table:table-cell office:value-type="float" office:value="233.75">
            <text:p>233.75</text:p>
          </table:table-cell>
          <table:table-cell office:value-type="float" office:value="-38">
            <text:p>-38</text:p>
          </table:table-cell>
          <table:table-cell office:value-type="float" office:value="0.00900437355286854">
            <text:p>0.0090043736</text:p>
          </table:table-cell>
          <table:table-cell office:value-type="float" office:value="0.011028024155501">
            <text:p>0.0110280242</text:p>
          </table:table-cell>
          <table:table-cell office:value-type="float" office:value="-0.00109066903935019">
            <text:p>-0.001090669</text:p>
          </table:table-cell>
          <table:table-cell office:value-type="float" office:value="1.03167422177148">
            <text:p>1.0316742218</text:p>
          </table:table-cell>
          <table:table-cell office:value-type="float" office:value="1.03883645448513">
            <text:p>1.0388364545</text:p>
          </table:table-cell>
          <table:table-cell office:value-type="float" office:value="0.996184989897823">
            <text:p>0.99618498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468">
            <text:p>468</text:p>
          </table:table-cell>
          <table:table-cell office:value-type="float" office:value="727">
            <text:p>727</text:p>
          </table:table-cell>
          <table:table-cell office:value-type="float" office:value="1136">
            <text:p>1136</text:p>
          </table:table-cell>
          <table:table-cell office:value-type="float" office:value="14622">
            <text:p>14622</text:p>
          </table:table-cell>
          <table:table-cell office:value-type="float" office:value="20823">
            <text:p>20823</text:p>
          </table:table-cell>
          <table:table-cell office:value-type="float" office:value="35596">
            <text:p>35596</text:p>
          </table:table-cell>
          <table:table-cell office:value-type="float" office:value="-903.625">
            <text:p>-903.625</text:p>
          </table:table-cell>
          <table:table-cell office:value-type="float" office:value="-202.625">
            <text:p>-202.625</text:p>
          </table:table-cell>
          <table:table-cell office:value-type="float" office:value="-391.375">
            <text:p>-391.375</text:p>
          </table:table-cell>
          <table:table-cell office:value-type="float" office:value="-0.0617990015045821">
            <text:p>-0.0617990015</text:p>
          </table:table-cell>
          <table:table-cell office:value-type="float" office:value="-0.00973082648993901">
            <text:p>-0.0097308265</text:p>
          </table:table-cell>
          <table:table-cell office:value-type="float" office:value="-0.0109949151590066">
            <text:p>-0.0109949152</text:p>
          </table:table-cell>
          <table:table-cell office:value-type="float" office:value="0.791188963244411">
            <text:p>0.7911889632</text:p>
          </table:table-cell>
          <table:table-cell office:value-type="float" office:value="0.966127697694201">
            <text:p>0.9661276977</text:p>
          </table:table-cell>
          <table:table-cell office:value-type="float" office:value="0.96175473773581">
            <text:p>0.9617547377</text:p>
          </table:table-cell>
          <table:table-cell office:value-type="float" office:value="-10.865896956556">
            <text:p>-10.86589695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771">
            <text:p>771</text:p>
          </table:table-cell>
          <table:table-cell office:value-type="float" office:value="510">
            <text:p>510</text:p>
          </table:table-cell>
          <table:table-cell office:value-type="float" office:value="1183">
            <text:p>1183</text:p>
          </table:table-cell>
          <table:table-cell office:value-type="float" office:value="12930">
            <text:p>12930</text:p>
          </table:table-cell>
          <table:table-cell office:value-type="float" office:value="21048">
            <text:p>21048</text:p>
          </table:table-cell>
          <table:table-cell office:value-type="float" office:value="33946">
            <text:p>33946</text:p>
          </table:table-cell>
          <table:table-cell office:value-type="float" office:value="-786.75">
            <text:p>-786.75</text:p>
          </table:table-cell>
          <table:table-cell office:value-type="float" office:value="393.125">
            <text:p>393.125</text:p>
          </table:table-cell>
          <table:table-cell office:value-type="float" office:value="-909.875">
            <text:p>-909.875</text:p>
          </table:table-cell>
          <table:table-cell office:value-type="float" office:value="-0.06084686774942">
            <text:p>-0.0608468677</text:p>
          </table:table-cell>
          <table:table-cell office:value-type="float" office:value="0.0186775465602433">
            <text:p>0.0186775466</text:p>
          </table:table-cell>
          <table:table-cell office:value-type="float" office:value="-0.0268035998350321">
            <text:p>-0.0268035998</text:p>
          </table:table-cell>
          <table:table-cell office:value-type="float" office:value="0.794292551854264">
            <text:p>0.7942925519</text:p>
          </table:table-cell>
          <table:table-cell office:value-type="float" office:value="1.06605516042205">
            <text:p>1.0660551604</text:p>
          </table:table-cell>
          <table:table-cell office:value-type="float" office:value="0.907595529187056">
            <text:p>0.9075955292</text:p>
          </table:table-cell>
          <table:table-cell office:value-type="float" office:value="-11.0414662917002">
            <text:p>-11.0414662917</text:p>
          </table:table-cell>
          <table:table-cell office:value-type="float" office:value="0">
            <text:p>0</text:p>
          </table:table-cell>
          <table:table-cell office:value-type="float" office:value="-25.5120842293342">
            <text:p>-25.5120842293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1216">
            <text:p>1216</text:p>
          </table:table-cell>
          <table:table-cell office:value-type="float" office:value="12010">
            <text:p>12010</text:p>
          </table:table-cell>
          <table:table-cell office:value-type="float" office:value="20977">
            <text:p>20977</text:p>
          </table:table-cell>
          <table:table-cell office:value-type="float" office:value="31957">
            <text:p>31957</text:p>
          </table:table-cell>
          <table:table-cell office:value-type="float" office:value="-526.125">
            <text:p>-526.125</text:p>
          </table:table-cell>
          <table:table-cell office:value-type="float" office:value="-863">
            <text:p>-863</text:p>
          </table:table-cell>
          <table:table-cell office:value-type="float" office:value="291.625">
            <text:p>291.625</text:p>
          </table:table-cell>
          <table:table-cell office:value-type="float" office:value="-0.0438072439633639">
            <text:p>-0.043807244</text:p>
          </table:table-cell>
          <table:table-cell office:value-type="float" office:value="-0.041140296515231">
            <text:p>-0.0411402965</text:p>
          </table:table-cell>
          <table:table-cell office:value-type="float" office:value="0.009125543699346">
            <text:p>0.0091255437</text:p>
          </table:table-cell>
          <table:table-cell office:value-type="float" office:value="0.850436032390611">
            <text:p>0.8504360324</text:p>
          </table:table-cell>
          <table:table-cell office:value-type="float" office:value="0.859326309231519">
            <text:p>0.8593263092</text:p>
          </table:table-cell>
          <table:table-cell office:value-type="float" office:value="1.03210262302142">
            <text:p>1.032102623</text:p>
          </table:table-cell>
          <table:table-cell office:value-type="float" office:value="-15.4735002196644">
            <text:p>-15.4735002197</text:p>
          </table:table-cell>
          <table:table-cell office:value-type="float" office:value="-16.4993757646018">
            <text:p>-16.49937576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841">
            <text:p>841</text:p>
          </table:table-cell>
          <table:table-cell office:value-type="float" office:value="12646">
            <text:p>12646</text:p>
          </table:table-cell>
          <table:table-cell office:value-type="float" office:value="20407">
            <text:p>20407</text:p>
          </table:table-cell>
          <table:table-cell office:value-type="float" office:value="33464">
            <text:p>33464</text:p>
          </table:table-cell>
          <table:table-cell office:value-type="float" office:value="-311.5">
            <text:p>-311.5</text:p>
          </table:table-cell>
          <table:table-cell office:value-type="float" office:value="-1169.75">
            <text:p>-1169.75</text:p>
          </table:table-cell>
          <table:table-cell office:value-type="float" office:value="-54.25">
            <text:p>-54.25</text:p>
          </table:table-cell>
          <table:table-cell office:value-type="float" office:value="-0.0246322947967737">
            <text:p>-0.0246322948</text:p>
          </table:table-cell>
          <table:table-cell office:value-type="float" office:value="-0.057321017297986">
            <text:p>-0.0573210173</text:p>
          </table:table-cell>
          <table:table-cell office:value-type="float" office:value="-0.00162114511116424">
            <text:p>-0.0016211451</text:p>
          </table:table-cell>
          <table:table-cell office:value-type="float" office:value="0.914976198107324">
            <text:p>0.9149761981</text:p>
          </table:table-cell>
          <table:table-cell office:value-type="float" office:value="0.805816409544238">
            <text:p>0.8058164095</text:p>
          </table:table-cell>
          <table:table-cell office:value-type="float" office:value="0.994331143209409">
            <text:p>0.9943311432</text:p>
          </table:table-cell>
          <table:table-cell office:value-type="float" office:value="-27.7917586490031">
            <text:p>-27.791758649</text:p>
          </table:table-cell>
          <table:table-cell office:value-type="float" office:value="-11.7423909547447">
            <text:p>-11.74239095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580">
            <text:p>580</text:p>
          </table:table-cell>
          <table:table-cell office:value-type="float" office:value="844">
            <text:p>844</text:p>
          </table:table-cell>
          <table:table-cell office:value-type="float" office:value="1252">
            <text:p>1252</text:p>
          </table:table-cell>
          <table:table-cell office:value-type="float" office:value="13148">
            <text:p>13148</text:p>
          </table:table-cell>
          <table:table-cell office:value-type="float" office:value="20134">
            <text:p>20134</text:p>
          </table:table-cell>
          <table:table-cell office:value-type="float" office:value="34525">
            <text:p>34525</text:p>
          </table:table-cell>
          <table:table-cell office:value-type="float" office:value="-176.5">
            <text:p>-176.5</text:p>
          </table:table-cell>
          <table:table-cell office:value-type="float" office:value="-240.875">
            <text:p>-240.875</text:p>
          </table:table-cell>
          <table:table-cell office:value-type="float" office:value="-472.375">
            <text:p>-472.375</text:p>
          </table:table-cell>
          <table:table-cell office:value-type="float" office:value="-0.0134240949193794">
            <text:p>-0.0134240949</text:p>
          </table:table-cell>
          <table:table-cell office:value-type="float" office:value="-0.0119635939207311">
            <text:p>-0.0119635939</text:p>
          </table:table-cell>
          <table:table-cell office:value-type="float" office:value="-0.0136821144098479">
            <text:p>-0.0136821144</text:p>
          </table:table-cell>
          <table:table-cell office:value-type="float" office:value="0.953368872178005">
            <text:p>0.9533688722</text:p>
          </table:table-cell>
          <table:table-cell office:value-type="float" office:value="0.958407951333261">
            <text:p>0.9584079513</text:p>
          </table:table-cell>
          <table:table-cell office:value-type="float" office:value="0.952479512064792">
            <text:p>0.952479512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4">
            <text:p>614</text:p>
          </table:table-cell>
          <table:table-cell office:value-type="float" office:value="1284">
            <text:p>1284</text:p>
          </table:table-cell>
          <table:table-cell office:value-type="float" office:value="12714">
            <text:p>12714</text:p>
          </table:table-cell>
          <table:table-cell office:value-type="float" office:value="19190">
            <text:p>19190</text:p>
          </table:table-cell>
          <table:table-cell office:value-type="float" office:value="32966">
            <text:p>32966</text:p>
          </table:table-cell>
          <table:table-cell office:value-type="float" office:value="-815.25">
            <text:p>-815.25</text:p>
          </table:table-cell>
          <table:table-cell office:value-type="float" office:value="-492.75">
            <text:p>-492.75</text:p>
          </table:table-cell>
          <table:table-cell office:value-type="float" office:value="-915.875">
            <text:p>-915.875</text:p>
          </table:table-cell>
          <table:table-cell office:value-type="float" office:value="-0.0641222274657857">
            <text:p>-0.0641222275</text:p>
          </table:table-cell>
          <table:table-cell office:value-type="float" office:value="-0.0256774361646691">
            <text:p>-0.0256774362</text:p>
          </table:table-cell>
          <table:table-cell office:value-type="float" office:value="-0.0277824121822484">
            <text:p>-0.0277824122</text:p>
          </table:table-cell>
          <table:table-cell office:value-type="float" office:value="0.783631057577891">
            <text:p>0.7836310576</text:p>
          </table:table-cell>
          <table:table-cell office:value-type="float" office:value="0.91142126165052">
            <text:p>0.9114212617</text:p>
          </table:table-cell>
          <table:table-cell office:value-type="float" office:value="0.904274407718393">
            <text:p>0.9042744077</text:p>
          </table:table-cell>
          <table:table-cell office:value-type="float" office:value="-10.4593788949643">
            <text:p>-10.459378895</text:p>
          </table:table-cell>
          <table:table-cell office:value-type="float" office:value="-26.6463315667576">
            <text:p>-26.6463315668</text:p>
          </table:table-cell>
          <table:table-cell office:value-type="float" office:value="-24.6009349644557">
            <text:p>-24.6009349645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office:value-type="float" office:value="835">
            <text:p>835</text:p>
          </table:table-cell>
          <table:table-cell table:number-columns-repeated="2" office:value-type="float" office:value="1239">
            <text:p>1239</text:p>
          </table:table-cell>
          <table:table-cell office:value-type="float" office:value="11705">
            <text:p>11705</text:p>
          </table:table-cell>
          <table:table-cell office:value-type="float" office:value="18155">
            <text:p>18155</text:p>
          </table:table-cell>
          <table:table-cell office:value-type="float" office:value="30391">
            <text:p>30391</text:p>
          </table:table-cell>
          <table:table-cell office:value-type="float" office:value="-531.5">
            <text:p>-531.5</text:p>
          </table:table-cell>
          <table:table-cell office:value-type="float" office:value="-905.875">
            <text:p>-905.875</text:p>
          </table:table-cell>
          <table:table-cell office:value-type="float" office:value="-1402.375">
            <text:p>-1402.375</text:p>
          </table:table-cell>
          <table:table-cell office:value-type="float" office:value="-0.0454079453225117">
            <text:p>-0.0454079453</text:p>
          </table:table-cell>
          <table:table-cell office:value-type="float" office:value="-0.0498967226659323">
            <text:p>-0.0498967227</text:p>
          </table:table-cell>
          <table:table-cell office:value-type="float" office:value="-0.0461444177552565">
            <text:p>-0.0461444178</text:p>
          </table:table-cell>
          <table:table-cell office:value-type="float" office:value="0.845113479108097">
            <text:p>0.8451134791</text:p>
          </table:table-cell>
          <table:table-cell office:value-type="float" office:value="0.830241249217527">
            <text:p>0.8302412492</text:p>
          </table:table-cell>
          <table:table-cell office:value-type="float" office:value="0.842667980144947">
            <text:p>0.8426679801</text:p>
          </table:table-cell>
          <table:table-cell office:value-type="float" office:value="-14.9156298041006">
            <text:p>-14.9156298041</text:p>
          </table:table-cell>
          <table:table-cell office:value-type="float" office:value="-13.5421074379137">
            <text:p>-13.5421074379</text:p>
          </table:table-cell>
          <table:table-cell office:value-type="float" office:value="-14.6719551327141">
            <text:p>-14.6719551327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office:value-type="float" office:value="561">
            <text:p>561</text:p>
          </table:table-cell>
          <table:table-cell table:number-columns-repeated="2" office:value-type="float" office:value="1224">
            <text:p>1224</text:p>
          </table:table-cell>
          <table:table-cell office:value-type="float" office:value="12068">
            <text:p>12068</text:p>
          </table:table-cell>
          <table:table-cell office:value-type="float" office:value="18110">
            <text:p>18110</text:p>
          </table:table-cell>
          <table:table-cell office:value-type="float" office:value="27496">
            <text:p>27496</text:p>
          </table:table-cell>
          <table:table-cell office:value-type="float" office:value="-307.5">
            <text:p>-307.5</text:p>
          </table:table-cell>
          <table:table-cell office:value-type="float" office:value="-91.25">
            <text:p>-91.25</text:p>
          </table:table-cell>
          <table:table-cell office:value-type="float" office:value="-1529.125">
            <text:p>-1529.125</text:p>
          </table:table-cell>
          <table:table-cell office:value-type="float" office:value="-0.0254806098773616">
            <text:p>-0.0254806099</text:p>
          </table:table-cell>
          <table:table-cell office:value-type="float" office:value="-0.00503865267807841">
            <text:p>-0.0050386527</text:p>
          </table:table-cell>
          <table:table-cell office:value-type="float" office:value="-0.0556126345650276">
            <text:p>-0.0556126346</text:p>
          </table:table-cell>
          <table:table-cell office:value-type="float" office:value="0.91209041792949">
            <text:p>0.9120904179</text:p>
          </table:table-cell>
          <table:table-cell office:value-type="float" office:value="0.982414476147514">
            <text:p>0.9824144761</text:p>
          </table:table-cell>
          <table:table-cell office:value-type="float" office:value="0.811417598663999">
            <text:p>0.8114175987</text:p>
          </table:table-cell>
          <table:table-cell office:value-type="float" office:value="-26.8548629307455">
            <text:p>-26.8548629307</text:p>
          </table:table-cell>
          <table:table-cell office:value-type="float" office:value="0">
            <text:p>0</text:p>
          </table:table-cell>
          <table:table-cell office:value-type="float" office:value="-12.1139651203568">
            <text:p>-12.1139651204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570">
            <text:p>570</text:p>
          </table:table-cell>
          <table:table-cell table:number-columns-repeated="2" office:value-type="float" office:value="1232">
            <text:p>1232</text:p>
          </table:table-cell>
          <table:table-cell office:value-type="float" office:value="12710">
            <text:p>12710</text:p>
          </table:table-cell>
          <table:table-cell office:value-type="float" office:value="17260">
            <text:p>17260</text:p>
          </table:table-cell>
          <table:table-cell office:value-type="float" office:value="24884">
            <text:p>24884</text:p>
          </table:table-cell>
          <table:table-cell office:value-type="float" office:value="-205">
            <text:p>-205</text:p>
          </table:table-cell>
          <table:table-cell office:value-type="float" office:value="-191.625">
            <text:p>-191.625</text:p>
          </table:table-cell>
          <table:table-cell office:value-type="float" office:value="-1440.25">
            <text:p>-1440.25</text:p>
          </table:table-cell>
          <table:table-cell office:value-type="float" office:value="-0.0161290322580645">
            <text:p>-0.0161290323</text:p>
          </table:table-cell>
          <table:table-cell office:value-type="float" office:value="-0.0111022595596756">
            <text:p>-0.0111022596</text:p>
          </table:table-cell>
          <table:table-cell office:value-type="float" office:value="-0.0578785565021701">
            <text:p>-0.0578785565</text:p>
          </table:table-cell>
          <table:table-cell office:value-type="float" office:value="0.944058272632674">
            <text:p>0.9440582726</text:p>
          </table:table-cell>
          <table:table-cell office:value-type="float" office:value="0.961383681469103">
            <text:p>0.9613836815</text:p>
          </table:table-cell>
          <table:table-cell office:value-type="float" office:value="0.803990909755844">
            <text:p>0.8039909098</text:p>
          </table:table-cell>
          <table:table-cell table:number-columns-repeated="2" office:value-type="float" office:value="0">
            <text:p>0</text:p>
          </table:table-cell>
          <table:table-cell office:value-type="float" office:value="-11.6258719788347">
            <text:p>-11.6258719788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897">
            <text:p>897</text:p>
          </table:table-cell>
          <table:table-cell office:value-type="float" office:value="640">
            <text:p>640</text:p>
          </table:table-cell>
          <table:table-cell office:value-type="float" office:value="1303">
            <text:p>1303</text:p>
          </table:table-cell>
          <table:table-cell office:value-type="float" office:value="12270">
            <text:p>12270</text:p>
          </table:table-cell>
          <table:table-cell office:value-type="float" office:value="16168">
            <text:p>16168</text:p>
          </table:table-cell>
          <table:table-cell office:value-type="float" office:value="23107">
            <text:p>23107</text:p>
          </table:table-cell>
          <table:table-cell office:value-type="float" office:value="-829.5">
            <text:p>-829.5</text:p>
          </table:table-cell>
          <table:table-cell office:value-type="float" office:value="-1009.5">
            <text:p>-1009.5</text:p>
          </table:table-cell>
          <table:table-cell office:value-type="float" office:value="-125.875">
            <text:p>-125.875</text:p>
          </table:table-cell>
          <table:table-cell office:value-type="float" office:value="-0.0676039119804401">
            <text:p>-0.067603912</text:p>
          </table:table-cell>
          <table:table-cell office:value-type="float" office:value="-0.0624381494309748">
            <text:p>-0.0624381494</text:p>
          </table:table-cell>
          <table:table-cell office:value-type="float" office:value="-0.00544748344657463">
            <text:p>-0.0054474834</text:p>
          </table:table-cell>
          <table:table-cell office:value-type="float" office:value="0.772344074341976">
            <text:p>0.7723440743</text:p>
          </table:table-cell>
          <table:table-cell office:value-type="float" office:value="0.789107581100143">
            <text:p>0.7891075811</text:p>
          </table:table-cell>
          <table:table-cell office:value-type="float" office:value="0.980991971085754">
            <text:p>0.9809919711</text:p>
          </table:table-cell>
          <table:table-cell office:value-type="float" office:value="-9.9024466989917">
            <text:p>-9.902446699</text:p>
          </table:table-cell>
          <table:table-cell office:value-type="float" office:value="-10.7510434641701">
            <text:p>-10.75104346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office:value-type="float" office:value="602">
            <text:p>602</text:p>
          </table:table-cell>
          <table:table-cell office:value-type="float" office:value="858">
            <text:p>858</text:p>
          </table:table-cell>
          <table:table-cell office:value-type="float" office:value="1267">
            <text:p>1267</text:p>
          </table:table-cell>
          <table:table-cell office:value-type="float" office:value="11236">
            <text:p>11236</text:p>
          </table:table-cell>
          <table:table-cell office:value-type="float" office:value="15962">
            <text:p>15962</text:p>
          </table:table-cell>
          <table:table-cell office:value-type="float" office:value="24578">
            <text:p>24578</text:p>
          </table:table-cell>
          <table:table-cell office:value-type="float" office:value="-481.375">
            <text:p>-481.375</text:p>
          </table:table-cell>
          <table:table-cell office:value-type="float" office:value="-617.625">
            <text:p>-617.625</text:p>
          </table:table-cell>
          <table:table-cell office:value-type="float" office:value="93.625">
            <text:p>93.625</text:p>
          </table:table-cell>
          <table:table-cell office:value-type="float" office:value="-0.0428422036311855">
            <text:p>-0.0428422036</text:p>
          </table:table-cell>
          <table:table-cell office:value-type="float" office:value="-0.0386934594662323">
            <text:p>-0.0386934595</text:p>
          </table:table-cell>
          <table:table-cell office:value-type="float" office:value="0.00380930100089511">
            <text:p>0.003809301</text:p>
          </table:table-cell>
          <table:table-cell office:value-type="float" office:value="0.853649777938324">
            <text:p>0.8536497779</text:p>
          </table:table-cell>
          <table:table-cell office:value-type="float" office:value="0.867507372126898">
            <text:p>0.8675073721</text:p>
          </table:table-cell>
          <table:table-cell office:value-type="float" office:value="1.0133609946204">
            <text:p>1.0133609946</text:p>
          </table:table-cell>
          <table:table-cell office:value-type="float" office:value="-15.8299711994261">
            <text:p>-15.8299711994</text:p>
          </table:table-cell>
          <table:table-cell office:value-type="float" office:value="-17.5649544589245">
            <text:p>-17.56495445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office:value-type="float" office:value="608">
            <text:p>608</text:p>
          </table:table-cell>
          <table:table-cell office:value-type="float" office:value="1275">
            <text:p>1275</text:p>
          </table:table-cell>
          <table:table-cell office:value-type="float" office:value="864">
            <text:p>864</text:p>
          </table:table-cell>
          <table:table-cell office:value-type="float" office:value="11840">
            <text:p>11840</text:p>
          </table:table-cell>
          <table:table-cell office:value-type="float" office:value="15645">
            <text:p>15645</text:p>
          </table:table-cell>
          <table:table-cell office:value-type="float" office:value="24097">
            <text:p>24097</text:p>
          </table:table-cell>
          <table:table-cell office:value-type="float" office:value="-296.75">
            <text:p>-296.75</text:p>
          </table:table-cell>
          <table:table-cell office:value-type="float" office:value="-741.25">
            <text:p>-741.25</text:p>
          </table:table-cell>
          <table:table-cell office:value-type="float" office:value="-120.75">
            <text:p>-120.75</text:p>
          </table:table-cell>
          <table:table-cell office:value-type="float" office:value="-0.0250633445945946">
            <text:p>-0.0250633446</text:p>
          </table:table-cell>
          <table:table-cell office:value-type="float" office:value="-0.0473793544263343">
            <text:p>-0.0473793544</text:p>
          </table:table-cell>
          <table:table-cell office:value-type="float" office:value="-0.0050109972195709">
            <text:p>-0.0050109972</text:p>
          </table:table-cell>
          <table:table-cell office:value-type="float" office:value="0.913509509553763">
            <text:p>0.9135095096</text:p>
          </table:table-cell>
          <table:table-cell office:value-type="float" office:value="0.838572073830508">
            <text:p>0.8385720738</text:p>
          </table:table-cell>
          <table:table-cell office:value-type="float" office:value="0.982510725514046">
            <text:p>0.9825107255</text:p>
          </table:table-cell>
          <table:table-cell office:value-type="float" office:value="-27.3077736296118">
            <text:p>-27.3077736296</text:p>
          </table:table-cell>
          <table:table-cell office:value-type="float" office:value="-14.2803531992435">
            <text:p>-14.28035319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623">
            <text:p>623</text:p>
          </table:table-cell>
          <table:table-cell table:number-columns-repeated="2" office:value-type="float" office:value="881">
            <text:p>881</text:p>
          </table:table-cell>
          <table:table-cell office:value-type="float" office:value="12368">
            <text:p>12368</text:p>
          </table:table-cell>
          <table:table-cell office:value-type="float" office:value="16305">
            <text:p>16305</text:p>
          </table:table-cell>
          <table:table-cell office:value-type="float" office:value="23202">
            <text:p>23202</text:p>
          </table:table-cell>
          <table:table-cell office:value-type="float" office:value="-181.5">
            <text:p>-181.5</text:p>
          </table:table-cell>
          <table:table-cell office:value-type="float" office:value="-246.75">
            <text:p>-246.75</text:p>
          </table:table-cell>
          <table:table-cell office:value-type="float" office:value="-160.875">
            <text:p>-160.875</text:p>
          </table:table-cell>
          <table:table-cell office:value-type="float" office:value="-0.0146749676584735">
            <text:p>-0.0146749677</text:p>
          </table:table-cell>
          <table:table-cell office:value-type="float" office:value="-0.0151333946642134">
            <text:p>-0.0151333947</text:p>
          </table:table-cell>
          <table:table-cell office:value-type="float" office:value="-0.00693366951124903">
            <text:p>-0.0069336695</text:p>
          </table:table-cell>
          <table:table-cell office:value-type="float" office:value="0.949059708359866">
            <text:p>0.9490597084</text:p>
          </table:table-cell>
          <table:table-cell office:value-type="float" office:value="0.947481997158016">
            <text:p>0.9474819972</text:p>
          </table:table-cell>
          <table:table-cell office:value-type="float" office:value="0.975826385225495">
            <text:p>0.975826385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10983">
            <text:p>10983</text:p>
          </table:table-cell>
          <table:table-cell office:value-type="float" office:value="15434">
            <text:p>15434</text:p>
          </table:table-cell>
          <table:table-cell office:value-type="float" office:value="22317">
            <text:p>22317</text:p>
          </table:table-cell>
          <table:table-cell office:value-type="float" office:value="-383.5">
            <text:p>-383.5</text:p>
          </table:table-cell>
          <table:table-cell office:value-type="float" office:value="-306.125">
            <text:p>-306.125</text:p>
          </table:table-cell>
          <table:table-cell office:value-type="float" office:value="-113.625">
            <text:p>-113.625</text:p>
          </table:table-cell>
          <table:table-cell office:value-type="float" office:value="-0.0349175999271602">
            <text:p>-0.0349175999</text:p>
          </table:table-cell>
          <table:table-cell office:value-type="float" office:value="-0.0198344563949721">
            <text:p>-0.0198344564</text:p>
          </table:table-cell>
          <table:table-cell office:value-type="float" office:value="-0.00509141013577094">
            <text:p>-0.0050914101</text:p>
          </table:table-cell>
          <table:table-cell office:value-type="float" office:value="0.880178108272899">
            <text:p>0.8801781083</text:p>
          </table:table-cell>
          <table:table-cell office:value-type="float" office:value="0.931350477712146">
            <text:p>0.9313504777</text:p>
          </table:table-cell>
          <table:table-cell office:value-type="float" office:value="0.982230872540856">
            <text:p>0.9822308725</text:p>
          </table:table-cell>
          <table:table-cell office:value-type="float" office:value="-19.5023134630852">
            <text:p>-19.50231346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1221">
            <text:p>1221</text:p>
          </table:table-cell>
          <table:table-cell office:value-type="float" office:value="10080">
            <text:p>10080</text:p>
          </table:table-cell>
          <table:table-cell office:value-type="float" office:value="15334">
            <text:p>15334</text:p>
          </table:table-cell>
          <table:table-cell office:value-type="float" office:value="23544">
            <text:p>23544</text:p>
          </table:table-cell>
          <table:table-cell office:value-type="float" office:value="-517.75">
            <text:p>-517.75</text:p>
          </table:table-cell>
          <table:table-cell office:value-type="float" office:value="-576.375">
            <text:p>-576.375</text:p>
          </table:table-cell>
          <table:table-cell office:value-type="float" office:value="-14.625">
            <text:p>-14.625</text:p>
          </table:table-cell>
          <table:table-cell office:value-type="float" office:value="-0.0513640873015873">
            <text:p>-0.0513640873</text:p>
          </table:table-cell>
          <table:table-cell office:value-type="float" office:value="-0.03758803965045">
            <text:p>-0.0375880397</text:p>
          </table:table-cell>
          <table:table-cell office:value-type="float" office:value="-0.000621177370030581">
            <text:p>-0.0006211774</text:p>
          </table:table-cell>
          <table:table-cell office:value-type="float" office:value="0.825396702594522">
            <text:p>0.8253967026</text:p>
          </table:table-cell>
          <table:table-cell office:value-type="float" office:value="0.871211068243962">
            <text:p>0.8712110682</text:p>
          </table:table-cell>
          <table:table-cell office:value-type="float" office:value="0.99782663549309">
            <text:p>0.9978266355</text:p>
          </table:table-cell>
          <table:table-cell office:value-type="float" office:value="-13.1451631200355">
            <text:p>-13.14516312</text:p>
          </table:table-cell>
          <table:table-cell office:value-type="float" office:value="-18.0918447383182">
            <text:p>-18.09184473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623">
            <text:p>623</text:p>
          </table:table-cell>
          <table:table-cell office:value-type="float" office:value="885">
            <text:p>885</text:p>
          </table:table-cell>
          <table:table-cell office:value-type="float" office:value="9180">
            <text:p>9180</text:p>
          </table:table-cell>
          <table:table-cell office:value-type="float" office:value="15120">
            <text:p>15120</text:p>
          </table:table-cell>
          <table:table-cell office:value-type="float" office:value="23213">
            <text:p>23213</text:p>
          </table:table-cell>
          <table:table-cell office:value-type="float" office:value="-508.5">
            <text:p>-508.5</text:p>
          </table:table-cell>
          <table:table-cell office:value-type="float" office:value="-899.875">
            <text:p>-899.875</text:p>
          </table:table-cell>
          <table:table-cell office:value-type="float" office:value="-116.625">
            <text:p>-116.625</text:p>
          </table:table-cell>
          <table:table-cell office:value-type="float" office:value="-0.0553921568627451">
            <text:p>-0.0553921569</text:p>
          </table:table-cell>
          <table:table-cell office:value-type="float" office:value="-0.0595155423280423">
            <text:p>-0.0595155423</text:p>
          </table:table-cell>
          <table:table-cell office:value-type="float" office:value="-0.00502412441304442">
            <text:p>-0.0050241244</text:p>
          </table:table-cell>
          <table:table-cell office:value-type="float" office:value="0.81214130142253">
            <text:p>0.8121413014</text:p>
          </table:table-cell>
          <table:table-cell office:value-type="float" office:value="0.79863811741791">
            <text:p>0.7986381174</text:p>
          </table:table-cell>
          <table:table-cell office:value-type="float" office:value="0.982465038533535">
            <text:p>0.9824650385</text:p>
          </table:table-cell>
          <table:table-cell office:value-type="float" office:value="-12.1635885061658">
            <text:p>-12.1635885062</text:p>
          </table:table-cell>
          <table:table-cell office:value-type="float" office:value="-11.2963725320067">
            <text:p>-11.2963725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656">
            <text:p>656</text:p>
          </table:table-cell>
          <table:table-cell table:number-columns-repeated="2" office:value-type="float" office:value="1334">
            <text:p>1334</text:p>
          </table:table-cell>
          <table:table-cell office:value-type="float" office:value="9078">
            <text:p>9078</text:p>
          </table:table-cell>
          <table:table-cell office:value-type="float" office:value="15395">
            <text:p>15395</text:p>
          </table:table-cell>
          <table:table-cell office:value-type="float" office:value="22637">
            <text:p>22637</text:p>
          </table:table-cell>
          <table:table-cell office:value-type="float" office:value="-480.125">
            <text:p>-480.125</text:p>
          </table:table-cell>
          <table:table-cell office:value-type="float" office:value="-776.375">
            <text:p>-776.375</text:p>
          </table:table-cell>
          <table:table-cell office:value-type="float" office:value="-179">
            <text:p>-179</text:p>
          </table:table-cell>
          <table:table-cell office:value-type="float" office:value="-0.0528888521700815">
            <text:p>-0.0528888522</text:p>
          </table:table-cell>
          <table:table-cell office:value-type="float" office:value="-0.0504303345241962">
            <text:p>-0.0504303345</text:p>
          </table:table-cell>
          <table:table-cell office:value-type="float" office:value="-0.00790740822547157">
            <text:p>-0.0079074082</text:p>
          </table:table-cell>
          <table:table-cell office:value-type="float" office:value="0.820371589545097">
            <text:p>0.8203715895</text:p>
          </table:table-cell>
          <table:table-cell office:value-type="float" office:value="0.828478537700149">
            <text:p>0.8284785377</text:p>
          </table:table-cell>
          <table:table-cell office:value-type="float" office:value="0.972446624336344">
            <text:p>0.9724466243</text:p>
          </table:table-cell>
          <table:table-cell office:value-type="float" office:value="-12.7560209316102">
            <text:p>-12.7560209316</text:p>
          </table:table-cell>
          <table:table-cell office:value-type="float" office:value="-13.3950852377284">
            <text:p>-13.39508523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615">
            <text:p>615</text:p>
          </table:table-cell>
          <table:table-cell table:number-columns-repeated="2" office:value-type="float" office:value="1295">
            <text:p>1295</text:p>
          </table:table-cell>
          <table:table-cell office:value-type="float" office:value="8857">
            <text:p>8857</text:p>
          </table:table-cell>
          <table:table-cell office:value-type="float" office:value="13969">
            <text:p>13969</text:p>
          </table:table-cell>
          <table:table-cell office:value-type="float" office:value="20847">
            <text:p>20847</text:p>
          </table:table-cell>
          <table:table-cell office:value-type="float" office:value="-449.375">
            <text:p>-449.375</text:p>
          </table:table-cell>
          <table:table-cell office:value-type="float" office:value="-638.125">
            <text:p>-638.125</text:p>
          </table:table-cell>
          <table:table-cell office:value-type="float" office:value="-420.625">
            <text:p>-420.625</text:p>
          </table:table-cell>
          <table:table-cell office:value-type="float" office:value="-0.0507367054307328">
            <text:p>-0.0507367054</text:p>
          </table:table-cell>
          <table:table-cell office:value-type="float" office:value="-0.0456815090557663">
            <text:p>-0.0456815091</text:p>
          </table:table-cell>
          <table:table-cell office:value-type="float" office:value="-0.0201767640427879">
            <text:p>-0.020176764</text:p>
          </table:table-cell>
          <table:table-cell office:value-type="float" office:value="0.827466989017247">
            <text:p>0.827466989</text:p>
          </table:table-cell>
          <table:table-cell office:value-type="float" office:value="0.844204846833257">
            <text:p>0.8442048468</text:p>
          </table:table-cell>
          <table:table-cell office:value-type="float" office:value="0.930179245392429">
            <text:p>0.9301792454</text:p>
          </table:table-cell>
          <table:table-cell office:value-type="float" office:value="-13.3120702741862">
            <text:p>-13.3120702742</text:p>
          </table:table-cell>
          <table:table-cell office:value-type="float" office:value="-14.8241994655067">
            <text:p>-14.8241994655</text:p>
          </table:table-cell>
          <table:table-cell office:value-type="float" office:value="-34.0059828286997">
            <text:p>-34.0059828287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25">
            <text:p>625</text:p>
          </table:table-cell>
          <table:table-cell table:number-columns-repeated="2" office:value-type="float" office:value="888">
            <text:p>888</text:p>
          </table:table-cell>
          <table:table-cell office:value-type="float" office:value="7276">
            <text:p>7276</text:p>
          </table:table-cell>
          <table:table-cell office:value-type="float" office:value="12848">
            <text:p>12848</text:p>
          </table:table-cell>
          <table:table-cell office:value-type="float" office:value="20694">
            <text:p>20694</text:p>
          </table:table-cell>
          <table:table-cell office:value-type="float" office:value="-471.125">
            <text:p>-471.125</text:p>
          </table:table-cell>
          <table:table-cell office:value-type="float" office:value="-216.25">
            <text:p>-216.25</text:p>
          </table:table-cell>
          <table:table-cell office:value-type="float" office:value="-773.25">
            <text:p>-773.25</text:p>
          </table:table-cell>
          <table:table-cell office:value-type="float" office:value="-0.0647505497526113">
            <text:p>-0.0647505498</text:p>
          </table:table-cell>
          <table:table-cell office:value-type="float" office:value="-0.0168314134495641">
            <text:p>-0.0168314134</text:p>
          </table:table-cell>
          <table:table-cell office:value-type="float" office:value="-0.0373659031603363">
            <text:p>-0.0373659032</text:p>
          </table:table-cell>
          <table:table-cell office:value-type="float" office:value="0.781590637904661">
            <text:p>0.7815906379</text:p>
          </table:table-cell>
          <table:table-cell office:value-type="float" office:value="0.941645314024797">
            <text:p>0.941645314</text:p>
          </table:table-cell>
          <table:table-cell office:value-type="float" office:value="0.871955911948039">
            <text:p>0.8719559119</text:p>
          </table:table-cell>
          <table:table-cell office:value-type="float" office:value="-10.3544448502279">
            <text:p>-10.3544448502</text:p>
          </table:table-cell>
          <table:table-cell office:value-type="float" office:value="0">
            <text:p>0</text:p>
          </table:table-cell>
          <table:table-cell office:value-type="float" office:value="-18.2014857437206">
            <text:p>-18.2014857437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624">
            <text:p>624</text:p>
          </table:table-cell>
          <table:table-cell table:number-columns-repeated="2" office:value-type="float" office:value="1309">
            <text:p>1309</text:p>
          </table:table-cell>
          <table:table-cell office:value-type="float" office:value="7380">
            <text:p>7380</text:p>
          </table:table-cell>
          <table:table-cell office:value-type="float" office:value="12090">
            <text:p>12090</text:p>
          </table:table-cell>
          <table:table-cell office:value-type="float" office:value="20316">
            <text:p>20316</text:p>
          </table:table-cell>
          <table:table-cell office:value-type="float" office:value="100">
            <text:p>100</text:p>
          </table:table-cell>
          <table:table-cell office:value-type="float" office:value="-672.25">
            <text:p>-672.25</text:p>
          </table:table-cell>
          <table:table-cell office:value-type="float" office:value="-895.25">
            <text:p>-895.25</text:p>
          </table:table-cell>
          <table:table-cell office:value-type="float" office:value="0.013550135501355">
            <text:p>0.0135501355</text:p>
          </table:table-cell>
          <table:table-cell office:value-type="float" office:value="-0.0556038047973532">
            <text:p>-0.0556038048</text:p>
          </table:table-cell>
          <table:table-cell office:value-type="float" office:value="-0.0440662531994487">
            <text:p>-0.0440662532</text:p>
          </table:table-cell>
          <table:table-cell office:value-type="float" office:value="1.04778534235207">
            <text:p>1.0477853424</text:p>
          </table:table-cell>
          <table:table-cell office:value-type="float" office:value="0.811446578100831">
            <text:p>0.8114465781</text:p>
          </table:table-cell>
          <table:table-cell office:value-type="float" office:value="0.849574109757164">
            <text:p>0.8495741098</text:p>
          </table:table-cell>
          <table:table-cell office:value-type="float" office:value="0">
            <text:p>0</text:p>
          </table:table-cell>
          <table:table-cell office:value-type="float" office:value="-12.1159448925744">
            <text:p>-12.1159448926</text:p>
          </table:table-cell>
          <table:table-cell office:value-type="float" office:value="-15.3804833507176">
            <text:p>-15.3804833507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69">
            <text:p>569</text:p>
          </table:table-cell>
          <table:table-cell table:number-columns-repeated="2" office:value-type="float" office:value="1255">
            <text:p>1255</text:p>
          </table:table-cell>
          <table:table-cell office:value-type="float" office:value="6900">
            <text:p>6900</text:p>
          </table:table-cell>
          <table:table-cell office:value-type="float" office:value="12316">
            <text:p>12316</text:p>
          </table:table-cell>
          <table:table-cell office:value-type="float" office:value="20937">
            <text:p>20937</text:p>
          </table:table-cell>
          <table:table-cell office:value-type="float" office:value="135">
            <text:p>135</text:p>
          </table:table-cell>
          <table:table-cell office:value-type="float" office:value="-597.875">
            <text:p>-597.875</text:p>
          </table:table-cell>
          <table:table-cell office:value-type="float" office:value="-923.875">
            <text:p>-923.875</text:p>
          </table:table-cell>
          <table:table-cell office:value-type="float" office:value="0.0195652173913043">
            <text:p>0.0195652174</text:p>
          </table:table-cell>
          <table:table-cell office:value-type="float" office:value="-0.0485445761610913">
            <text:p>-0.0485445762</text:p>
          </table:table-cell>
          <table:table-cell office:value-type="float" office:value="-0.0441264268997469">
            <text:p>-0.0441264269</text:p>
          </table:table-cell>
          <table:table-cell office:value-type="float" office:value="1.06922854442344">
            <text:p>1.0692285444</text:p>
          </table:table-cell>
          <table:table-cell office:value-type="float" office:value="0.834712872150514">
            <text:p>0.8347128722</text:p>
          </table:table-cell>
          <table:table-cell office:value-type="float" office:value="0.849373903290726">
            <text:p>0.8493739033</text:p>
          </table:table-cell>
          <table:table-cell office:value-type="float" office:value="0">
            <text:p>0</text:p>
          </table:table-cell>
          <table:table-cell office:value-type="float" office:value="-13.9291232024842">
            <text:p>-13.9291232025</text:p>
          </table:table-cell>
          <table:table-cell office:value-type="float" office:value="-15.3590297152059">
            <text:p>-15.3590297152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780">
            <text:p>780</text:p>
          </table:table-cell>
          <table:table-cell office:value-type="float" office:value="1201">
            <text:p>1201</text:p>
          </table:table-cell>
          <table:table-cell office:value-type="float" office:value="6920">
            <text:p>6920</text:p>
          </table:table-cell>
          <table:table-cell office:value-type="float" office:value="11280">
            <text:p>11280</text:p>
          </table:table-cell>
          <table:table-cell office:value-type="float" office:value="18952">
            <text:p>18952</text:p>
          </table:table-cell>
          <table:table-cell office:value-type="float" office:value="82.5">
            <text:p>82.5</text:p>
          </table:table-cell>
          <table:table-cell office:value-type="float" office:value="-602">
            <text:p>-602</text:p>
          </table:table-cell>
          <table:table-cell office:value-type="float" office:value="-836.625">
            <text:p>-836.625</text:p>
          </table:table-cell>
          <table:table-cell office:value-type="float" office:value="0.0119219653179191">
            <text:p>0.0119219653</text:p>
          </table:table-cell>
          <table:table-cell office:value-type="float" office:value="-0.0533687943262411">
            <text:p>-0.0533687943</text:p>
          </table:table-cell>
          <table:table-cell office:value-type="float" office:value="-0.0441444174757282">
            <text:p>-0.0441444175</text:p>
          </table:table-cell>
          <table:table-cell office:value-type="float" office:value="1.04200545979652">
            <text:p>1.0420054598</text:p>
          </table:table-cell>
          <table:table-cell office:value-type="float" office:value="0.818791747145516">
            <text:p>0.8187917471</text:p>
          </table:table-cell>
          <table:table-cell office:value-type="float" office:value="0.849314048839723">
            <text:p>0.8493140488</text:p>
          </table:table-cell>
          <table:table-cell office:value-type="float" office:value="0">
            <text:p>0</text:p>
          </table:table-cell>
          <table:table-cell office:value-type="float" office:value="-12.6381326378296">
            <text:p>-12.6381326378</text:p>
          </table:table-cell>
          <table:table-cell office:value-type="float" office:value="-15.352626918456">
            <text:p>-15.3526269185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540">
            <text:p>540</text:p>
          </table:table-cell>
          <table:table-cell office:value-type="float" office:value="1226">
            <text:p>1226</text:p>
          </table:table-cell>
          <table:table-cell office:value-type="float" office:value="6715">
            <text:p>6715</text:p>
          </table:table-cell>
          <table:table-cell office:value-type="float" office:value="11350">
            <text:p>11350</text:p>
          </table:table-cell>
          <table:table-cell office:value-type="float" office:value="17577">
            <text:p>17577</text:p>
          </table:table-cell>
          <table:table-cell office:value-type="float" office:value="55.25">
            <text:p>55.25</text:p>
          </table:table-cell>
          <table:table-cell office:value-type="float" office:value="106.25">
            <text:p>106.25</text:p>
          </table:table-cell>
          <table:table-cell office:value-type="float" office:value="-878.375">
            <text:p>-878.375</text:p>
          </table:table-cell>
          <table:table-cell office:value-type="float" office:value="0.00822784810126582">
            <text:p>0.0082278481</text:p>
          </table:table-cell>
          <table:table-cell office:value-type="float" office:value="0.00936123348017621">
            <text:p>0.0093612335</text:p>
          </table:table-cell>
          <table:table-cell office:value-type="float" office:value="-0.0499729760482449">
            <text:p>-0.049972976</text:p>
          </table:table-cell>
          <table:table-cell office:value-type="float" office:value="1.02893015542381">
            <text:p>1.0289301554</text:p>
          </table:table-cell>
          <table:table-cell office:value-type="float" office:value="1.03293607725747">
            <text:p>1.0329360773</text:p>
          </table:table-cell>
          <table:table-cell office:value-type="float" office:value="0.829989288567975">
            <text:p>0.8299892886</text:p>
          </table:table-cell>
          <table:table-cell table:number-columns-repeated="2" office:value-type="float" office:value="0">
            <text:p>0</text:p>
          </table:table-cell>
          <table:table-cell office:value-type="float" office:value="-13.5209056590324">
            <text:p>-13.520905659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3">
            <text:p>3</text:p>
          </table:table-cell>
          <table:table-cell office:value-type="float" office:value="592">
            <text:p>592</text:p>
          </table:table-cell>
          <table:table-cell office:value-type="float" office:value="856">
            <text:p>856</text:p>
          </table:table-cell>
          <table:table-cell office:value-type="float" office:value="592">
            <text:p>592</text:p>
          </table:table-cell>
          <table:table-cell office:value-type="float" office:value="6273">
            <text:p>6273</text:p>
          </table:table-cell>
          <table:table-cell office:value-type="float" office:value="10980">
            <text:p>10980</text:p>
          </table:table-cell>
          <table:table-cell office:value-type="float" office:value="17748">
            <text:p>17748</text:p>
          </table:table-cell>
          <table:table-cell office:value-type="float" office:value="85">
            <text:p>85</text:p>
          </table:table-cell>
          <table:table-cell office:value-type="float" office:value="-738.5">
            <text:p>-738.5</text:p>
          </table:table-cell>
          <table:table-cell office:value-type="float" office:value="-38.25">
            <text:p>-38.25</text:p>
          </table:table-cell>
          <table:table-cell office:value-type="float" office:value="0.013550135501355">
            <text:p>0.0135501355</text:p>
          </table:table-cell>
          <table:table-cell office:value-type="float" office:value="-0.0672586520947177">
            <text:p>-0.0672586521</text:p>
          </table:table-cell>
          <table:table-cell office:value-type="float" office:value="-0.0021551724137931">
            <text:p>-0.0021551724</text:p>
          </table:table-cell>
          <table:table-cell office:value-type="float" office:value="1.04778534235207">
            <text:p>1.0477853424</text:p>
          </table:table-cell>
          <table:table-cell office:value-type="float" office:value="0.773461221180421">
            <text:p>0.7734612212</text:p>
          </table:table-cell>
          <table:table-cell office:value-type="float" office:value="0.992466000297265">
            <text:p>0.9924660003</text:p>
          </table:table-cell>
          <table:table-cell office:value-type="float" office:value="0">
            <text:p>0</text:p>
          </table:table-cell>
          <table:table-cell office:value-type="float" office:value="-9.95510028759644">
            <text:p>-9.95510028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3">
            <text:p>3</text:p>
          </table:table-cell>
          <table:table-cell office:value-type="float" office:value="551">
            <text:p>551</text:p>
          </table:table-cell>
          <table:table-cell office:value-type="float" office:value="1233">
            <text:p>1233</text:p>
          </table:table-cell>
          <table:table-cell office:value-type="float" office:value="551">
            <text:p>551</text:p>
          </table:table-cell>
          <table:table-cell office:value-type="float" office:value="5865">
            <text:p>5865</text:p>
          </table:table-cell>
          <table:table-cell office:value-type="float" office:value="10890">
            <text:p>10890</text:p>
          </table:table-cell>
          <table:table-cell office:value-type="float" office:value="19074">
            <text:p>19074</text:p>
          </table:table-cell>
          <table:table-cell office:value-type="float" office:value="114.75">
            <text:p>114.75</text:p>
          </table:table-cell>
          <table:table-cell office:value-type="float" office:value="-820.25">
            <text:p>-820.25</text:p>
          </table:table-cell>
          <table:table-cell office:value-type="float" office:value="68">
            <text:p>68</text:p>
          </table:table-cell>
          <table:table-cell office:value-type="float" office:value="0.0195652173913043">
            <text:p>0.0195652174</text:p>
          </table:table-cell>
          <table:table-cell office:value-type="float" office:value="-0.0753213957759412">
            <text:p>-0.0753213958</text:p>
          </table:table-cell>
          <table:table-cell office:value-type="float" office:value="0.0035650623885918">
            <text:p>0.0035650624</text:p>
          </table:table-cell>
          <table:table-cell office:value-type="float" office:value="1.06922854442344">
            <text:p>1.0692285444</text:p>
          </table:table-cell>
          <table:table-cell office:value-type="float" office:value="0.747494807601012">
            <text:p>0.7474948076</text:p>
          </table:table-cell>
          <table:table-cell office:value-type="float" office:value="1.01250262931295">
            <text:p>1.0125026293</text:p>
          </table:table-cell>
          <table:table-cell office:value-type="float" office:value="0">
            <text:p>0</text:p>
          </table:table-cell>
          <table:table-cell office:value-type="float" office:value="-8.85143059339422">
            <text:p>-8.85143059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3">
            <text:p>3</text:p>
          </table:table-cell>
          <table:table-cell office:value-type="float" office:value="540">
            <text:p>540</text:p>
          </table:table-cell>
          <table:table-cell office:value-type="float" office:value="1218">
            <text:p>1218</text:p>
          </table:table-cell>
          <table:table-cell office:value-type="float" office:value="540">
            <text:p>540</text:p>
          </table:table-cell>
          <table:table-cell office:value-type="float" office:value="5882">
            <text:p>5882</text:p>
          </table:table-cell>
          <table:table-cell office:value-type="float" office:value="10054">
            <text:p>10054</text:p>
          </table:table-cell>
          <table:table-cell office:value-type="float" office:value="16796">
            <text:p>16796</text:p>
          </table:table-cell>
          <table:table-cell office:value-type="float" office:value="70.125">
            <text:p>70.125</text:p>
          </table:table-cell>
          <table:table-cell office:value-type="float" office:value="-112.75">
            <text:p>-112.75</text:p>
          </table:table-cell>
          <table:table-cell office:value-type="float" office:value="187">
            <text:p>187</text:p>
          </table:table-cell>
          <table:table-cell office:value-type="float" office:value="0.0119219653179191">
            <text:p>0.0119219653</text:p>
          </table:table-cell>
          <table:table-cell office:value-type="float" office:value="-0.0112144420131291">
            <text:p>-0.011214442</text:p>
          </table:table-cell>
          <table:table-cell office:value-type="float" office:value="0.0111336032388664">
            <text:p>0.0111336032</text:p>
          </table:table-cell>
          <table:table-cell office:value-type="float" office:value="1.04200545979652">
            <text:p>1.0420054598</text:p>
          </table:table-cell>
          <table:table-cell office:value-type="float" office:value="0.960995949824993">
            <text:p>0.9609959498</text:p>
          </table:table-cell>
          <table:table-cell office:value-type="float" office:value="1.03921056729335">
            <text:p>1.03921056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3">
            <text:p>3</text:p>
          </table:table-cell>
          <table:table-cell office:value-type="float" office:value="534">
            <text:p>534</text:p>
          </table:table-cell>
          <table:table-cell office:value-type="float" office:value="1207">
            <text:p>1207</text:p>
          </table:table-cell>
          <table:table-cell office:value-type="float" office:value="534">
            <text:p>534</text:p>
          </table:table-cell>
          <table:table-cell office:value-type="float" office:value="6273">
            <text:p>6273</text:p>
          </table:table-cell>
          <table:table-cell office:value-type="float" office:value="10060">
            <text:p>10060</text:p>
          </table:table-cell>
          <table:table-cell office:value-type="float" office:value="15436">
            <text:p>15436</text:p>
          </table:table-cell>
          <table:table-cell office:value-type="float" office:value="85">
            <text:p>85</text:p>
          </table:table-cell>
          <table:table-cell office:value-type="float" office:value="-95">
            <text:p>-95</text:p>
          </table:table-cell>
          <table:table-cell office:value-type="float" office:value="-224.5">
            <text:p>-224.5</text:p>
          </table:table-cell>
          <table:table-cell office:value-type="float" office:value="0.013550135501355">
            <text:p>0.0135501355</text:p>
          </table:table-cell>
          <table:table-cell office:value-type="float" office:value="-0.00944333996023857">
            <text:p>-0.00944334</text:p>
          </table:table-cell>
          <table:table-cell office:value-type="float" office:value="-0.0145439232961907">
            <text:p>-0.0145439233</text:p>
          </table:table-cell>
          <table:table-cell office:value-type="float" office:value="1.04778534235207">
            <text:p>1.0477853424</text:p>
          </table:table-cell>
          <table:table-cell office:value-type="float" office:value="0.96712309641159">
            <text:p>0.9671230964</text:p>
          </table:table-cell>
          <table:table-cell office:value-type="float" office:value="0.94951085884483">
            <text:p>0.94951085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3">
            <text:p>3</text:p>
          </table:table-cell>
          <table:table-cell office:value-type="float" office:value="521">
            <text:p>521</text:p>
          </table:table-cell>
          <table:table-cell office:value-type="float" office:value="1187">
            <text:p>1187</text:p>
          </table:table-cell>
          <table:table-cell office:value-type="float" office:value="521">
            <text:p>521</text:p>
          </table:table-cell>
          <table:table-cell office:value-type="float" office:value="5865">
            <text:p>5865</text:p>
          </table:table-cell>
          <table:table-cell office:value-type="float" office:value="9531">
            <text:p>9531</text:p>
          </table:table-cell>
          <table:table-cell office:value-type="float" office:value="17748">
            <text:p>17748</text:p>
          </table:table-cell>
          <table:table-cell office:value-type="float" office:value="114.75">
            <text:p>114.75</text:p>
          </table:table-cell>
          <table:table-cell office:value-type="float" office:value="-127.125">
            <text:p>-127.125</text:p>
          </table:table-cell>
          <table:table-cell office:value-type="float" office:value="-38.25">
            <text:p>-38.25</text:p>
          </table:table-cell>
          <table:table-cell office:value-type="float" office:value="0.0195652173913043">
            <text:p>0.0195652174</text:p>
          </table:table-cell>
          <table:table-cell office:value-type="float" office:value="-0.0133380547686497">
            <text:p>-0.0133380548</text:p>
          </table:table-cell>
          <table:table-cell office:value-type="float" office:value="-0.0021551724137931">
            <text:p>-0.0021551724</text:p>
          </table:table-cell>
          <table:table-cell office:value-type="float" office:value="1.06922854442344">
            <text:p>1.0692285444</text:p>
          </table:table-cell>
          <table:table-cell office:value-type="float" office:value="0.953665499571549">
            <text:p>0.9536654996</text:p>
          </table:table-cell>
          <table:table-cell office:value-type="float" office:value="0.992466000297265">
            <text:p>0.99246600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3">
            <text:p>3</text:p>
          </table:table-cell>
          <table:table-cell office:value-type="float" office:value="428">
            <text:p>428</text:p>
          </table:table-cell>
          <table:table-cell office:value-type="float" office:value="685">
            <text:p>685</text:p>
          </table:table-cell>
          <table:table-cell office:value-type="float" office:value="428">
            <text:p>428</text:p>
          </table:table-cell>
          <table:table-cell office:value-type="float" office:value="5882">
            <text:p>5882</text:p>
          </table:table-cell>
          <table:table-cell office:value-type="float" office:value="9945">
            <text:p>9945</text:p>
          </table:table-cell>
          <table:table-cell office:value-type="float" office:value="19074">
            <text:p>19074</text:p>
          </table:table-cell>
          <table:table-cell office:value-type="float" office:value="70.125">
            <text:p>70.125</text:p>
          </table:table-cell>
          <table:table-cell office:value-type="float" office:value="-40.625">
            <text:p>-40.625</text:p>
          </table:table-cell>
          <table:table-cell office:value-type="float" office:value="68">
            <text:p>68</text:p>
          </table:table-cell>
          <table:table-cell office:value-type="float" office:value="0.0119219653179191">
            <text:p>0.0119219653</text:p>
          </table:table-cell>
          <table:table-cell office:value-type="float" office:value="-0.00408496732026144">
            <text:p>-0.0040849673</text:p>
          </table:table-cell>
          <table:table-cell office:value-type="float" office:value="0.0035650623885918">
            <text:p>0.0035650624</text:p>
          </table:table-cell>
          <table:table-cell office:value-type="float" office:value="1.04200545979652">
            <text:p>1.0420054598</text:p>
          </table:table-cell>
          <table:table-cell office:value-type="float" office:value="0.98573532081678">
            <text:p>0.9857353208</text:p>
          </table:table-cell>
          <table:table-cell office:value-type="float" office:value="1.01250262931295">
            <text:p>1.012502629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82">
            <text:p>482</text:p>
          </table:table-cell>
          <table:table-cell office:value-type="float" office:value="6630">
            <text:p>6630</text:p>
          </table:table-cell>
          <table:table-cell office:value-type="float" office:value="10140">
            <text:p>10140</text:p>
          </table:table-cell>
          <table:table-cell office:value-type="float" office:value="16796">
            <text:p>16796</text:p>
          </table:table-cell>
          <table:table-cell office:value-type="float" office:value="-78.625">
            <text:p>-78.625</text:p>
          </table:table-cell>
          <table:table-cell office:value-type="float" office:value="-120.25">
            <text:p>-120.25</text:p>
          </table:table-cell>
          <table:table-cell office:value-type="float" office:value="187">
            <text:p>187</text:p>
          </table:table-cell>
          <table:table-cell table:number-columns-repeated="2" office:value-type="float" office:value="-0.0118589743589744">
            <text:p>-0.0118589744</text:p>
          </table:table-cell>
          <table:table-cell office:value-type="float" office:value="0.0111336032388664">
            <text:p>0.0111336032</text:p>
          </table:table-cell>
          <table:table-cell table:number-columns-repeated="2" office:value-type="float" office:value="0.95876923487837">
            <text:p>0.9587692349</text:p>
          </table:table-cell>
          <table:table-cell office:value-type="float" office:value="1.03921056729335">
            <text:p>1.03921056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3">
            <text:p>3</text:p>
          </table:table-cell>
          <table:table-cell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507">
            <text:p>507</text:p>
          </table:table-cell>
          <table:table-cell office:value-type="float" office:value="7293">
            <text:p>7293</text:p>
          </table:table-cell>
          <table:table-cell office:value-type="float" office:value="10590">
            <text:p>10590</text:p>
          </table:table-cell>
          <table:table-cell office:value-type="float" office:value="16704">
            <text:p>16704</text:p>
          </table:table-cell>
          <table:table-cell office:value-type="float" office:value="14.875">
            <text:p>14.875</text:p>
          </table:table-cell>
          <table:table-cell office:value-type="float" office:value="-141.25">
            <text:p>-141.25</text:p>
          </table:table-cell>
          <table:table-cell office:value-type="float" office:value="-36">
            <text:p>-36</text:p>
          </table:table-cell>
          <table:table-cell office:value-type="float" office:value="0.00203962703962704">
            <text:p>0.002039627</text:p>
          </table:table-cell>
          <table:table-cell office:value-type="float" office:value="-0.0133380547686497">
            <text:p>-0.0133380548</text:p>
          </table:table-cell>
          <table:table-cell office:value-type="float" office:value="-0.0021551724137931">
            <text:p>-0.0021551724</text:p>
          </table:table-cell>
          <table:table-cell office:value-type="float" office:value="1.00714684839248">
            <text:p>1.0071468484</text:p>
          </table:table-cell>
          <table:table-cell office:value-type="float" office:value="0.953665499571549">
            <text:p>0.9536654996</text:p>
          </table:table-cell>
          <table:table-cell office:value-type="float" office:value="0.992466000297265">
            <text:p>0.99246600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61">
            <text:p>461</text:p>
          </table:table-cell>
          <table:table-cell office:value-type="float" office:value="6120">
            <text:p>6120</text:p>
          </table:table-cell>
          <table:table-cell office:value-type="float" office:value="10384">
            <text:p>10384</text:p>
          </table:table-cell>
          <table:table-cell office:value-type="float" office:value="17952">
            <text:p>17952</text:p>
          </table:table-cell>
          <table:table-cell office:value-type="float" office:value="-106.25">
            <text:p>-106.25</text:p>
          </table:table-cell>
          <table:table-cell office:value-type="float" office:value="479.875">
            <text:p>479.875</text:p>
          </table:table-cell>
          <table:table-cell office:value-type="float" office:value="64">
            <text:p>64</text:p>
          </table:table-cell>
          <table:table-cell office:value-type="float" office:value="-0.0173611111111111">
            <text:p>-0.0173611111</text:p>
          </table:table-cell>
          <table:table-cell office:value-type="float" office:value="0.0462129237288136">
            <text:p>0.0462129237</text:p>
          </table:table-cell>
          <table:table-cell office:value-type="float" office:value="0.0035650623885918">
            <text:p>0.0035650624</text:p>
          </table:table-cell>
          <table:table-cell office:value-type="float" office:value="0.939826871141975">
            <text:p>0.9398268711</text:p>
          </table:table-cell>
          <table:table-cell office:value-type="float" office:value="1.1659310763172">
            <text:p>1.1659310763</text:p>
          </table:table-cell>
          <table:table-cell office:value-type="float" office:value="1.01250262931295">
            <text:p>1.0125026293</text:p>
          </table:table-cell>
          <table:table-cell office:value-type="float" office:value="0">
            <text:p>0</text:p>
          </table:table-cell>
          <table:table-cell office:value-type="float" office:value="15.342954151777">
            <text:p>15.3429541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3">
            <text:p>3</text:p>
          </table:table-cell>
          <table:table-cell office:value-type="float" office:value="395">
            <text:p>395</text:p>
          </table:table-cell>
          <table:table-cell office:value-type="float" office:value="635">
            <text:p>635</text:p>
          </table:table-cell>
          <table:table-cell office:value-type="float" office:value="395">
            <text:p>395</text:p>
          </table:table-cell>
          <table:table-cell office:value-type="float" office:value="6137">
            <text:p>6137</text:p>
          </table:table-cell>
          <table:table-cell office:value-type="float" office:value="9920">
            <text:p>9920</text:p>
          </table:table-cell>
          <table:table-cell office:value-type="float" office:value="15808">
            <text:p>15808</text:p>
          </table:table-cell>
          <table:table-cell office:value-type="float" office:value="-263.5">
            <text:p>-263.5</text:p>
          </table:table-cell>
          <table:table-cell office:value-type="float" office:value="648.75">
            <text:p>648.75</text:p>
          </table:table-cell>
          <table:table-cell office:value-type="float" office:value="176">
            <text:p>176</text:p>
          </table:table-cell>
          <table:table-cell office:value-type="float" office:value="-0.0429362880886427">
            <text:p>-0.0429362881</text:p>
          </table:table-cell>
          <table:table-cell office:value-type="float" office:value="0.065398185483871">
            <text:p>0.0653981855</text:p>
          </table:table-cell>
          <table:table-cell office:value-type="float" office:value="0.0111336032388664">
            <text:p>0.0111336032</text:p>
          </table:table-cell>
          <table:table-cell office:value-type="float" office:value="0.853336300366019">
            <text:p>0.8533363004</text:p>
          </table:table-cell>
          <table:table-cell office:value-type="float" office:value="1.23727641761613">
            <text:p>1.2372764176</text:p>
          </table:table-cell>
          <table:table-cell office:value-type="float" office:value="1.03921056729335">
            <text:p>1.0392105673</text:p>
          </table:table-cell>
          <table:table-cell office:value-type="float" office:value="-15.7945130069856">
            <text:p>-15.794513007</text:p>
          </table:table-cell>
          <table:table-cell office:value-type="float" office:value="10.9417894828331">
            <text:p>10.94178948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69">
            <text:p>369</text:p>
          </table:table-cell>
          <table:table-cell office:value-type="float" office:value="6630">
            <text:p>6630</text:p>
          </table:table-cell>
          <table:table-cell office:value-type="float" office:value="9750">
            <text:p>9750</text:p>
          </table:table-cell>
          <table:table-cell office:value-type="float" office:value="15538">
            <text:p>15538</text:p>
          </table:table-cell>
          <table:table-cell office:value-type="float" office:value="-78.625">
            <text:p>-78.625</text:p>
          </table:table-cell>
          <table:table-cell office:value-type="float" office:value="-115.625">
            <text:p>-115.625</text:p>
          </table:table-cell>
          <table:table-cell office:value-type="float" office:value="1114.125">
            <text:p>1114.125</text:p>
          </table:table-cell>
          <table:table-cell table:number-columns-repeated="2" office:value-type="float" office:value="-0.0118589743589744">
            <text:p>-0.0118589744</text:p>
          </table:table-cell>
          <table:table-cell office:value-type="float" office:value="0.0717032436607028">
            <text:p>0.0717032437</text:p>
          </table:table-cell>
          <table:table-cell table:number-columns-repeated="2" office:value-type="float" office:value="0.95876923487837">
            <text:p>0.9587692349</text:p>
          </table:table-cell>
          <table:table-cell office:value-type="float" office:value="1.26103840890933">
            <text:p>1.2610384089</text:p>
          </table:table-cell>
          <table:table-cell table:number-columns-repeated="2" office:value-type="float" office:value="0">
            <text:p>0</text:p>
          </table:table-cell>
          <table:table-cell office:value-type="float" office:value="10.0094612897247">
            <text:p>10.0094612897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3">
            <text:p>3</text:p>
          </table:table-cell>
          <table:table-cell office:value-type="float" office:value="345">
            <text:p>345</text:p>
          </table:table-cell>
          <table:table-cell office:value-type="float" office:value="574">
            <text:p>574</text:p>
          </table:table-cell>
          <table:table-cell office:value-type="float" office:value="345">
            <text:p>345</text:p>
          </table:table-cell>
          <table:table-cell office:value-type="float" office:value="6120">
            <text:p>6120</text:p>
          </table:table-cell>
          <table:table-cell office:value-type="float" office:value="9936">
            <text:p>9936</text:p>
          </table:table-cell>
          <table:table-cell office:value-type="float" office:value="15674">
            <text:p>15674</text:p>
          </table:table-cell>
          <table:table-cell office:value-type="float" office:value="-106.25">
            <text:p>-106.25</text:p>
          </table:table-cell>
          <table:table-cell office:value-type="float" office:value="489.625">
            <text:p>489.625</text:p>
          </table:table-cell>
          <table:table-cell office:value-type="float" office:value="29.75">
            <text:p>29.75</text:p>
          </table:table-cell>
          <table:table-cell office:value-type="float" office:value="-0.0173611111111111">
            <text:p>-0.0173611111</text:p>
          </table:table-cell>
          <table:table-cell office:value-type="float" office:value="0.0492778784219002">
            <text:p>0.0492778784</text:p>
          </table:table-cell>
          <table:table-cell office:value-type="float" office:value="0.00189804772234273">
            <text:p>0.0018980477</text:p>
          </table:table-cell>
          <table:table-cell office:value-type="float" office:value="0.939826871141975">
            <text:p>0.9398268711</text:p>
          </table:table-cell>
          <table:table-cell office:value-type="float" office:value="1.17723206070811">
            <text:p>1.1772320607</text:p>
          </table:table-cell>
          <table:table-cell office:value-type="float" office:value="1.00665022809511">
            <text:p>1.0066502281</text:p>
          </table:table-cell>
          <table:table-cell office:value-type="float" office:value="0">
            <text:p>0</text:p>
          </table:table-cell>
          <table:table-cell office:value-type="float" office:value="14.4098873907413">
            <text:p>14.40988739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346">
            <text:p>346</text:p>
          </table:table-cell>
          <table:table-cell office:value-type="float" office:value="6137">
            <text:p>6137</text:p>
          </table:table-cell>
          <table:table-cell office:value-type="float" office:value="10830">
            <text:p>10830</text:p>
          </table:table-cell>
          <table:table-cell office:value-type="float" office:value="18174">
            <text:p>18174</text:p>
          </table:table-cell>
          <table:table-cell office:value-type="float" office:value="-263.5">
            <text:p>-263.5</text:p>
          </table:table-cell>
          <table:table-cell office:value-type="float" office:value="-465">
            <text:p>-465</text:p>
          </table:table-cell>
          <table:table-cell office:value-type="float" office:value="1163.625">
            <text:p>1163.625</text:p>
          </table:table-cell>
          <table:table-cell table:number-columns-repeated="2" office:value-type="float" office:value="-0.0429362880886427">
            <text:p>-0.0429362881</text:p>
          </table:table-cell>
          <table:table-cell office:value-type="float" office:value="0.064026906569825">
            <text:p>0.0640269066</text:p>
          </table:table-cell>
          <table:table-cell table:number-columns-repeated="2" office:value-type="float" office:value="0.853336300366019">
            <text:p>0.8533363004</text:p>
          </table:table-cell>
          <table:table-cell office:value-type="float" office:value="1.23212908473359">
            <text:p>1.2321290847</text:p>
          </table:table-cell>
          <table:table-cell table:number-columns-repeated="2" office:value-type="float" office:value="-15.7945130069856">
            <text:p>-15.794513007</text:p>
          </table:table-cell>
          <table:table-cell office:value-type="float" office:value="11.1688623900479">
            <text:p>11.16886239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454">
            <text:p>454</text:p>
          </table:table-cell>
          <table:table-cell office:value-type="float" office:value="1006">
            <text:p>1006</text:p>
          </table:table-cell>
          <table:table-cell office:value-type="float" office:value="454">
            <text:p>454</text:p>
          </table:table-cell>
          <table:table-cell office:value-type="float" office:value="6630">
            <text:p>6630</text:p>
          </table:table-cell>
          <table:table-cell office:value-type="float" office:value="11440">
            <text:p>11440</text:p>
          </table:table-cell>
          <table:table-cell office:value-type="float" office:value="20974">
            <text:p>20974</text:p>
          </table:table-cell>
          <table:table-cell office:value-type="float" office:value="-78.625">
            <text:p>-78.625</text:p>
          </table:table-cell>
          <table:table-cell office:value-type="float" office:value="-117">
            <text:p>-117</text:p>
          </table:table-cell>
          <table:table-cell office:value-type="float" office:value="1125.25">
            <text:p>1125.25</text:p>
          </table:table-cell>
          <table:table-cell office:value-type="float" office:value="-0.0118589743589744">
            <text:p>-0.0118589744</text:p>
          </table:table-cell>
          <table:table-cell office:value-type="float" office:value="-0.0102272727272727">
            <text:p>-0.0102272727</text:p>
          </table:table-cell>
          <table:table-cell office:value-type="float" office:value="0.0536497568418041">
            <text:p>0.0536497568</text:p>
          </table:table-cell>
          <table:table-cell office:value-type="float" office:value="0.95876923487837">
            <text:p>0.9587692349</text:p>
          </table:table-cell>
          <table:table-cell office:value-type="float" office:value="0.964409555785124">
            <text:p>0.9644095558</text:p>
          </table:table-cell>
          <table:table-cell office:value-type="float" office:value="1.19341560990832">
            <text:p>1.1934156099</text:p>
          </table:table-cell>
          <table:table-cell table:number-columns-repeated="2" office:value-type="float" office:value="0">
            <text:p>0</text:p>
          </table:table-cell>
          <table:table-cell office:value-type="float" office:value="13.2634119558038">
            <text:p>13.2634119558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059">
            <text:p>1059</text:p>
          </table:table-cell>
          <table:table-cell office:value-type="float" office:value="522">
            <text:p>522</text:p>
          </table:table-cell>
          <table:table-cell office:value-type="float" office:value="7480">
            <text:p>7480</text:p>
          </table:table-cell>
          <table:table-cell office:value-type="float" office:value="12198">
            <text:p>12198</text:p>
          </table:table-cell>
          <table:table-cell office:value-type="float" office:value="22173">
            <text:p>22173</text:p>
          </table:table-cell>
          <table:table-cell office:value-type="float" office:value="-180.375">
            <text:p>-180.375</text:p>
          </table:table-cell>
          <table:table-cell office:value-type="float" office:value="576.625">
            <text:p>576.625</text:p>
          </table:table-cell>
          <table:table-cell office:value-type="float" office:value="1018">
            <text:p>1018</text:p>
          </table:table-cell>
          <table:table-cell office:value-type="float" office:value="-0.0241143048128342">
            <text:p>-0.0241143048</text:p>
          </table:table-cell>
          <table:table-cell office:value-type="float" office:value="0.0472720937858665">
            <text:p>0.0472720938</text:p>
          </table:table-cell>
          <table:table-cell office:value-type="float" office:value="0.0459116944031029">
            <text:p>0.0459116944</text:p>
          </table:table-cell>
          <table:table-cell office:value-type="float" office:value="0.916739672560429">
            <text:p>0.9167396726</text:p>
          </table:table-cell>
          <table:table-cell office:value-type="float" office:value="1.1698322439183">
            <text:p>1.1698322439</text:p>
          </table:table-cell>
          <table:table-cell office:value-type="float" office:value="1.16482238242947">
            <text:p>1.1648223824</text:p>
          </table:table-cell>
          <table:table-cell office:value-type="float" office:value="-28.3962488100514">
            <text:p>-28.3962488101</text:p>
          </table:table-cell>
          <table:table-cell office:value-type="float" office:value="15.0068310294867">
            <text:p>15.0068310295</text:p>
          </table:table-cell>
          <table:table-cell office:value-type="float" office:value="15.4413800386001">
            <text:p>15.4413800386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1085">
            <text:p>1085</text:p>
          </table:table-cell>
          <table:table-cell office:value-type="float" office:value="561">
            <text:p>561</text:p>
          </table:table-cell>
          <table:table-cell office:value-type="float" office:value="7280">
            <text:p>7280</text:p>
          </table:table-cell>
          <table:table-cell office:value-type="float" office:value="11742">
            <text:p>11742</text:p>
          </table:table-cell>
          <table:table-cell office:value-type="float" office:value="21345">
            <text:p>21345</text:p>
          </table:table-cell>
          <table:table-cell office:value-type="float" office:value="-142.75">
            <text:p>-142.75</text:p>
          </table:table-cell>
          <table:table-cell office:value-type="float" office:value="852.875">
            <text:p>852.875</text:p>
          </table:table-cell>
          <table:table-cell office:value-type="float" office:value="1558.25">
            <text:p>1558.25</text:p>
          </table:table-cell>
          <table:table-cell office:value-type="float" office:value="-0.0196085164835165">
            <text:p>-0.0196085165</text:p>
          </table:table-cell>
          <table:table-cell office:value-type="float" office:value="0.0726345597002214">
            <text:p>0.0726345597</text:p>
          </table:table-cell>
          <table:table-cell office:value-type="float" office:value="0.073003045209651">
            <text:p>0.0730030452</text:p>
          </table:table-cell>
          <table:table-cell office:value-type="float" office:value="0.932123800388314">
            <text:p>0.9321238004</text:p>
          </table:table-cell>
          <table:table-cell office:value-type="float" office:value="1.26456148630595">
            <text:p>1.2645614863</text:p>
          </table:table-cell>
          <table:table-cell office:value-type="float" office:value="1.26595636966915">
            <text:p>1.2659563697</text:p>
          </table:table-cell>
          <table:table-cell office:value-type="float" office:value="0">
            <text:p>0</text:p>
          </table:table-cell>
          <table:table-cell office:value-type="float" office:value="9.88546286839344">
            <text:p>9.8854628684</text:p>
          </table:table-cell>
          <table:table-cell office:value-type="float" office:value="9.83727470335292">
            <text:p>9.8372747034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4">
            <text:p>4</text:p>
          </table:table-cell>
          <table:table-cell office:value-type="float" office:value="1007">
            <text:p>1007</text:p>
          </table:table-cell>
          <table:table-cell office:value-type="float" office:value="694">
            <text:p>694</text:p>
          </table:table-cell>
          <table:table-cell office:value-type="float" office:value="494">
            <text:p>494</text:p>
          </table:table-cell>
          <table:table-cell office:value-type="float" office:value="5993">
            <text:p>5993</text:p>
          </table:table-cell>
          <table:table-cell office:value-type="float" office:value="11227">
            <text:p>11227</text:p>
          </table:table-cell>
          <table:table-cell office:value-type="float" office:value="25357">
            <text:p>25357</text:p>
          </table:table-cell>
          <table:table-cell office:value-type="float" office:value="-131.875">
            <text:p>-131.875</text:p>
          </table:table-cell>
          <table:table-cell office:value-type="float" office:value="-253.625">
            <text:p>-253.625</text:p>
          </table:table-cell>
          <table:table-cell office:value-type="float" office:value="1223.625">
            <text:p>1223.625</text:p>
          </table:table-cell>
          <table:table-cell office:value-type="float" office:value="-0.0220048389788086">
            <text:p>-0.022004839</text:p>
          </table:table-cell>
          <table:table-cell office:value-type="float" office:value="-0.0225906297318963">
            <text:p>-0.0225906297</text:p>
          </table:table-cell>
          <table:table-cell office:value-type="float" office:value="0.0482559056670742">
            <text:p>0.0482559057</text:p>
          </table:table-cell>
          <table:table-cell office:value-type="float" office:value="0.923932120933597">
            <text:p>0.9239321209</text:p>
          </table:table-cell>
          <table:table-cell office:value-type="float" office:value="0.921933055579663">
            <text:p>0.9219330556</text:p>
          </table:table-cell>
          <table:table-cell office:value-type="float" office:value="1.17345978940099">
            <text:p>1.1734597894</text:p>
          </table:table-cell>
          <table:table-cell office:value-type="float" office:value="-31.1519027178289">
            <text:p>-31.1519027178</text:p>
          </table:table-cell>
          <table:table-cell office:value-type="float" office:value="-30.3350573683729">
            <text:p>-30.3350573684</text:p>
          </table:table-cell>
          <table:table-cell office:value-type="float" office:value="14.7078380484167">
            <text:p>14.7078380484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4">
            <text:p>4</text:p>
          </table:table-cell>
          <table:table-cell office:value-type="float" office:value="935">
            <text:p>935</text:p>
          </table:table-cell>
          <table:table-cell office:value-type="float" office:value="626">
            <text:p>626</text:p>
          </table:table-cell>
          <table:table-cell office:value-type="float" office:value="429">
            <text:p>429</text:p>
          </table:table-cell>
          <table:table-cell office:value-type="float" office:value="5639">
            <text:p>5639</text:p>
          </table:table-cell>
          <table:table-cell office:value-type="float" office:value="10564">
            <text:p>10564</text:p>
          </table:table-cell>
          <table:table-cell office:value-type="float" office:value="23860">
            <text:p>23860</text:p>
          </table:table-cell>
          <table:table-cell office:value-type="float" office:value="-469.375">
            <text:p>-469.375</text:p>
          </table:table-cell>
          <table:table-cell office:value-type="float" office:value="-630.8">
            <text:p>-630.8</text:p>
          </table:table-cell>
          <table:table-cell office:value-type="float" office:value="-719.375">
            <text:p>-719.375</text:p>
          </table:table-cell>
          <table:table-cell office:value-type="float" office:value="-0.083237276112786">
            <text:p>-0.0832372761</text:p>
          </table:table-cell>
          <table:table-cell office:value-type="float" office:value="-0.0597122302158273">
            <text:p>-0.0597122302</text:p>
          </table:table-cell>
          <table:table-cell office:value-type="float" office:value="-0.0301498323554065">
            <text:p>-0.0301498324</text:p>
          </table:table-cell>
          <table:table-cell office:value-type="float" office:value="0.722249284109214">
            <text:p>0.7222492841</text:p>
          </table:table-cell>
          <table:table-cell office:value-type="float" office:value="0.797995673101806">
            <text:p>0.7979956731</text:p>
          </table:table-cell>
          <table:table-cell office:value-type="float" office:value="0.896257251042553">
            <text:p>0.896257251</text:p>
          </table:table-cell>
          <table:table-cell office:value-type="float" office:value="-7.97577212903025">
            <text:p>-7.975772129</text:p>
          </table:table-cell>
          <table:table-cell office:value-type="float" office:value="-11.25799773311">
            <text:p>-11.2579977331</text:p>
          </table:table-cell>
          <table:table-cell office:value-type="float" office:value="-22.641742191932">
            <text:p>-22.6417421919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4">
            <text:p>4</text:p>
          </table:table-cell>
          <table:table-cell office:value-type="float" office:value="858">
            <text:p>858</text:p>
          </table:table-cell>
          <table:table-cell office:value-type="float" office:value="552">
            <text:p>552</text:p>
          </table:table-cell>
          <table:table-cell office:value-type="float" office:value="360">
            <text:p>360</text:p>
          </table:table-cell>
          <table:table-cell office:value-type="float" office:value="5597">
            <text:p>5597</text:p>
          </table:table-cell>
          <table:table-cell office:value-type="float" office:value="10486">
            <text:p>10486</text:p>
          </table:table-cell>
          <table:table-cell office:value-type="float" office:value="23682">
            <text:p>23682</text:p>
          </table:table-cell>
          <table:table-cell office:value-type="float" office:value="-554.714285714286">
            <text:p>-554.7142857143</text:p>
          </table:table-cell>
          <table:table-cell office:value-type="float" office:value="-1055">
            <text:p>-1055</text:p>
          </table:table-cell>
          <table:table-cell office:value-type="float" office:value="-993.428571428571">
            <text:p>-993.4285714286</text:p>
          </table:table-cell>
          <table:table-cell office:value-type="float" office:value="-0.0991092166721968">
            <text:p>-0.0991092167</text:p>
          </table:table-cell>
          <table:table-cell office:value-type="float" office:value="-0.100610337592981">
            <text:p>-0.1006103376</text:p>
          </table:table-cell>
          <table:table-cell office:value-type="float" office:value="-0.0419486771146259">
            <text:p>-0.0419486771</text:p>
          </table:table-cell>
          <table:table-cell office:value-type="float" office:value="0.672370109832889">
            <text:p>0.6723701098</text:p>
          </table:table-cell>
          <table:table-cell office:value-type="float" office:value="0.66770380088449">
            <text:p>0.6677038009</text:p>
          </table:table-cell>
          <table:table-cell office:value-type="float" office:value="0.856628625461677">
            <text:p>0.8566286255</text:p>
          </table:table-cell>
          <table:table-cell office:value-type="float" office:value="-6.64116993743279">
            <text:p>-6.6411699374</text:p>
          </table:table-cell>
          <table:table-cell office:value-type="float" office:value="-6.53672557699037">
            <text:p>-6.536725577</text:p>
          </table:table-cell>
          <table:table-cell office:value-type="float" office:value="-16.174646962264">
            <text:p>-16.1746469623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854">
            <text:p>854</text:p>
          </table:table-cell>
          <table:table-cell office:value-type="float" office:value="549">
            <text:p>549</text:p>
          </table:table-cell>
          <table:table-cell office:value-type="float" office:value="361">
            <text:p>361</text:p>
          </table:table-cell>
          <table:table-cell office:value-type="float" office:value="5229">
            <text:p>5229</text:p>
          </table:table-cell>
          <table:table-cell office:value-type="float" office:value="12084">
            <text:p>12084</text:p>
          </table:table-cell>
          <table:table-cell office:value-type="float" office:value="27290">
            <text:p>27290</text:p>
          </table:table-cell>
          <table:table-cell office:value-type="float" office:value="0">
            <text:p>0</text:p>
          </table:table-cell>
          <table:table-cell office:value-type="float" office:value="-1153.83333333333">
            <text:p>-1153.8333333333</text:p>
          </table:table-cell>
          <table:table-cell office:value-type="float" office:value="-1021">
            <text:p>-1021</text:p>
          </table:table-cell>
          <table:table-cell office:value-type="float" office:value="0">
            <text:p>0</text:p>
          </table:table-cell>
          <table:table-cell office:value-type="float" office:value="-0.0954843870682997">
            <text:p>-0.0954843871</text:p>
          </table:table-cell>
          <table:table-cell office:value-type="float" office:value="-0.0374129717845365">
            <text:p>-0.0374129718</text:p>
          </table:table-cell>
          <table:table-cell office:value-type="float" office:value="0.77">
            <text:p>0.77</text:p>
          </table:table-cell>
          <table:table-cell office:value-type="float" office:value="0.683674490881617">
            <text:p>0.6836744909</text:p>
          </table:table-cell>
          <table:table-cell office:value-type="float" office:value="0.871798070451313">
            <text:p>0.8717980705</text:p>
          </table:table-cell>
          <table:table-cell office:value-type="float" office:value="0">
            <text:p>0</text:p>
          </table:table-cell>
          <table:table-cell office:value-type="float" office:value="-6.90690306036462">
            <text:p>-6.9069030604</text:p>
          </table:table-cell>
          <table:table-cell office:value-type="float" office:value="-18.1781451538598">
            <text:p>-18.1781451539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880">
            <text:p>880</text:p>
          </table:table-cell>
          <table:table-cell office:value-type="float" office:value="575">
            <text:p>575</text:p>
          </table:table-cell>
          <table:table-cell office:value-type="float" office:value="390">
            <text:p>390</text:p>
          </table:table-cell>
          <table:table-cell office:value-type="float" office:value="4886">
            <text:p>4886</text:p>
          </table:table-cell>
          <table:table-cell office:value-type="float" office:value="12381">
            <text:p>12381</text:p>
          </table:table-cell>
          <table:table-cell office:value-type="float" office:value="27963">
            <text:p>27963</text:p>
          </table:table-cell>
          <table:table-cell office:value-type="float" office:value="0">
            <text:p>0</text:p>
          </table:table-cell>
          <table:table-cell office:value-type="float" office:value="-897.6">
            <text:p>-897.6</text:p>
          </table:table-cell>
          <table:table-cell office:value-type="float" office:value="-2027.6">
            <text:p>-2027.6</text:p>
          </table:table-cell>
          <table:table-cell office:value-type="float" office:value="0">
            <text:p>0</text:p>
          </table:table-cell>
          <table:table-cell office:value-type="float" office:value="-0.0724981826992973">
            <text:p>-0.0724981827</text:p>
          </table:table-cell>
          <table:table-cell office:value-type="float" office:value="-0.0725101026356256">
            <text:p>-0.0725101026</text:p>
          </table:table-cell>
          <table:table-cell office:value-type="float" office:value="0.77">
            <text:p>0.77</text:p>
          </table:table-cell>
          <table:table-cell office:value-type="float" office:value="0.756558094082073">
            <text:p>0.7565580941</text:p>
          </table:table-cell>
          <table:table-cell office:value-type="float" office:value="0.756519762144399">
            <text:p>0.7565197621</text:p>
          </table:table-cell>
          <table:table-cell office:value-type="float" office:value="0">
            <text:p>0</text:p>
          </table:table-cell>
          <table:table-cell office:value-type="float" office:value="-9.20997002334571">
            <text:p>-9.2099700233</text:p>
          </table:table-cell>
          <table:table-cell office:value-type="float" office:value="-9.20839756636054">
            <text:p>-9.2083975664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949">
            <text:p>949</text:p>
          </table:table-cell>
          <table:table-cell table:number-columns-repeated="2" office:value-type="float" office:value="461">
            <text:p>461</text:p>
          </table:table-cell>
          <table:table-cell office:value-type="float" office:value="3597">
            <text:p>3597</text:p>
          </table:table-cell>
          <table:table-cell office:value-type="float" office:value="9267">
            <text:p>9267</text:p>
          </table:table-cell>
          <table:table-cell office:value-type="float" office:value="29032">
            <text:p>29032</text:p>
          </table:table-cell>
          <table:table-cell office:value-type="float" office:value="-510.5">
            <text:p>-510.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41923825410064">
            <text:p>-0.1419238254</text:p>
          </table:table-cell>
          <table:table-cell table:number-columns-repeated="2" office:value-type="float" office:value="0">
            <text:p>0</text:p>
          </table:table-cell>
          <table:table-cell office:value-type="float" office:value="0.542745660614068">
            <text:p>0.5427456606</text:p>
          </table:table-cell>
          <table:table-cell office:value-type="float" office:value="0.76">
            <text:p>0.76</text:p>
          </table:table-cell>
          <table:table-cell office:value-type="float" office:value="1.13">
            <text:p>1.13</text:p>
          </table:table-cell>
          <table:table-cell office:value-type="float" office:value="-4.52852674549274">
            <text:p>-4.52852674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5">
            <text:p>5</text:p>
          </table:table-cell>
          <table:table-cell office:value-type="float" office:value="958">
            <text:p>958</text:p>
          </table:table-cell>
          <table:table-cell office:value-type="float" office:value="655">
            <text:p>655</text:p>
          </table:table-cell>
          <table:table-cell office:value-type="float" office:value="472">
            <text:p>472</text:p>
          </table:table-cell>
          <table:table-cell office:value-type="float" office:value="3244">
            <text:p>3244</text:p>
          </table:table-cell>
          <table:table-cell office:value-type="float" office:value="9324">
            <text:p>9324</text:p>
          </table:table-cell>
          <table:table-cell office:value-type="float" office:value="30142">
            <text:p>30142</text:p>
          </table:table-cell>
          <table:table-cell table:number-columns-repeated="6" office:value-type="float" office:value="0">
            <text:p>0</text:p>
          </table:table-cell>
          <table:table-cell office:value-type="float" office:value="0.66">
            <text:p>0.66</text:p>
          </table:table-cell>
          <table:table-cell office:value-type="float" office:value="0.72">
            <text:p>0.72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5">
            <text:p>5</text:p>
          </table:table-cell>
          <table:table-cell office:value-type="float" office:value="919">
            <text:p>919</text:p>
          </table:table-cell>
          <table:table-cell office:value-type="float" office:value="620">
            <text:p>620</text:p>
          </table:table-cell>
          <table:table-cell office:value-type="float" office:value="437">
            <text:p>437</text:p>
          </table:table-cell>
          <table:table-cell office:value-type="float" office:value="2926">
            <text:p>2926</text:p>
          </table:table-cell>
          <table:table-cell office:value-type="float" office:value="8778">
            <text:p>8778</text:p>
          </table:table-cell>
          <table:table-cell office:value-type="float" office:value="31294">
            <text:p>31294</text:p>
          </table:table-cell>
          <table:table-cell table:number-columns-repeated="6" office:value-type="float" office:value="0">
            <text:p>0</text:p>
          </table:table-cell>
          <table:table-cell office:value-type="float" office:value="0.66">
            <text:p>0.66</text:p>
          </table:table-cell>
          <table:table-cell office:value-type="float" office:value="0.97">
            <text:p>0.97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0.25">
            <text:p>110.25</text:p>
          </table:table-cell>
          <table:table-cell office:value-type="float" office:value="5615">
            <text:p>5615</text:p>
          </table:table-cell>
          <table:table-cell office:value-type="float" office:value="20752.75">
            <text:p>20752.75</text:p>
          </table:table-cell>
          <table:table-cell office:value-type="float" office:value="8.66">
            <text:p>8.66</text:p>
          </table:table-cell>
          <table:table-cell table:number-columns-repeated="3" office:value-type="float" office:value="5">
            <text:p>5</text:p>
          </table:table-cell>
          <table:table-cell office:value-type="float" office:value="935">
            <text:p>935</text:p>
          </table:table-cell>
          <table:table-cell office:value-type="float" office:value="642">
            <text:p>642</text:p>
          </table:table-cell>
          <table:table-cell office:value-type="float" office:value="457">
            <text:p>457</text:p>
          </table:table-cell>
          <table:table-cell office:value-type="float" office:value="2639">
            <text:p>2639</text:p>
          </table:table-cell>
          <table:table-cell office:value-type="float" office:value="8375">
            <text:p>8375</text:p>
          </table:table-cell>
          <table:table-cell office:value-type="float" office:value="32490">
            <text:p>32490</text:p>
          </table:table-cell>
          <table:table-cell table:number-columns-repeated="6" office:value-type="float" office:value="0">
            <text:p>0</text:p>
          </table:table-cell>
          <table:table-cell office:value-type="float" office:value="0.66">
            <text:p>0.66</text:p>
          </table:table-cell>
          <table:table-cell office:value-type="float" office:value="0.72">
            <text:p>0.72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6">
            <text:p>116</text:p>
          </table:table-cell>
          <table:table-cell office:value-type="float" office:value="5597.66666666667">
            <text:p>5597.6666666667</text:p>
          </table:table-cell>
          <table:table-cell office:value-type="float" office:value="24761.3333333333">
            <text:p>24761.3333333333</text:p>
          </table:table-cell>
          <table:table-cell office:value-type="float" office:value="8.27666666666667">
            <text:p>8.2766666667</text:p>
          </table:table-cell>
          <table:table-cell table:number-columns-repeated="3" office:value-type="float" office:value="5">
            <text:p>5</text:p>
          </table:table-cell>
          <table:table-cell office:value-type="float" office:value="910">
            <text:p>910</text:p>
          </table:table-cell>
          <table:table-cell table:number-columns-repeated="2" office:value-type="float" office:value="436">
            <text:p>436</text:p>
          </table:table-cell>
          <table:table-cell office:value-type="float" office:value="2380">
            <text:p>2380</text:p>
          </table:table-cell>
          <table:table-cell office:value-type="float" office:value="7999">
            <text:p>7999</text:p>
          </table:table-cell>
          <table:table-cell office:value-type="float" office:value="33733">
            <text:p>33733</text:p>
          </table:table-cell>
          <table:table-cell table:number-columns-repeated="6" office:value-type="float" office:value="0">
            <text:p>0</text:p>
          </table:table-cell>
          <table:table-cell office:value-type="float" office:value="0.66">
            <text:p>0.66</text:p>
          </table:table-cell>
          <table:table-cell office:value-type="float" office:value="0.72">
            <text:p>0.72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9" table:number-columns-repeated="3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19" table:number-columns-repeated="3" table:default-cell-style-name="Default"/>
        <table:table-column table:style-name="co14" table:number-columns-repeated="3" table:default-cell-style-name="Default"/>
        <table:table-row table:style-name="ro1">
          <table:table-cell office:value-type="float" office:value="0.66">
            <text:p>0.66</text:p>
          </table:table-cell>
          <table:table-cell office:value-type="float" office:value="0.72">
            <text:p>0.72</text:p>
          </table:table-cell>
          <table:table-cell office:value-type="float" office:value="1.13">
            <text:p>1.13</text:p>
          </table:table-cell>
          <table:table-cell office:value-type="float" office:value="-6">
            <text:p>-6</text:p>
          </table:table-cell>
          <table:table-cell office:value-type="float" office:value="-8">
            <text:p>-8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3.4">
            <text:p>13.4</text:p>
          </table:table-cell>
          <table:table-cell office:value-type="float" office:value="17.6">
            <text:p>17.6</text:p>
          </table:table-cell>
          <table:table-cell office:value-type="float" office:value="23.6">
            <text:p>23.6</text:p>
          </table:table-cell>
          <table:table-cell office:value-type="float" office:value="12592">
            <text:p>12592</text:p>
          </table:table-cell>
          <table:table-cell office:value-type="float" office:value="13571">
            <text:p>13571</text:p>
          </table:table-cell>
          <table:table-cell office:value-type="float" office:value="13813">
            <text:p>138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0:2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0:21:02.92</dc:date>
    <dc:creator>Liam Widdess</dc:creator>
    <meta:editing-duration>P2DT3H30M47S</meta:editing-duration>
    <meta:editing-cycles>185</meta:editing-cycles>
    <meta:generator>OpenOffice/4.1.7$Win32 OpenOffice.org_project/417m1$Build-9800</meta:generator>
    <meta:document-statistic meta:table-count="8" meta:cell-count="9388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74">
                <text:p>12474</text:p>
              </table:table-cell>
              <table:table-cell office:value-type="float" office:value="17116">
                <text:p>1711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79">
                <text:p>12579</text:p>
              </table:table-cell>
              <table:table-cell office:value-type="float" office:value="17680">
                <text:p>17680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211">
                <text:p>17211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735">
                <text:p>18735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86">
                <text:p>12586</text:p>
              </table:table-cell>
              <table:table-cell office:value-type="float" office:value="18840">
                <text:p>18840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108">
                <text:p>13108</text:p>
              </table:table-cell>
              <table:table-cell office:value-type="float" office:value="18765">
                <text:p>18765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966">
                <text:p>12966</text:p>
              </table:table-cell>
              <table:table-cell office:value-type="float" office:value="19869">
                <text:p>19869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636">
                <text:p>13636</text:p>
              </table:table-cell>
              <table:table-cell office:value-type="float" office:value="21955">
                <text:p>21955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41">
                <text:p>9841</text:p>
              </table:table-cell>
              <table:table-cell office:value-type="float" office:value="14075">
                <text:p>14075</text:p>
              </table:table-cell>
              <table:table-cell office:value-type="float" office:value="23622">
                <text:p>23622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878">
                <text:p>14878</text:p>
              </table:table-cell>
              <table:table-cell office:value-type="float" office:value="25025">
                <text:p>2502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0101">
                <text:p>10101</text:p>
              </table:table-cell>
              <table:table-cell office:value-type="float" office:value="15861">
                <text:p>15861</text:p>
              </table:table-cell>
              <table:table-cell office:value-type="float" office:value="26558">
                <text:p>2655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799">
                <text:p>10799</text:p>
              </table:table-cell>
              <table:table-cell office:value-type="float" office:value="16586">
                <text:p>16586</text:p>
              </table:table-cell>
              <table:table-cell office:value-type="float" office:value="27942">
                <text:p>2794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980">
                <text:p>10980</text:p>
              </table:table-cell>
              <table:table-cell office:value-type="float" office:value="17478">
                <text:p>17478</text:p>
              </table:table-cell>
              <table:table-cell office:value-type="float" office:value="29113">
                <text:p>29113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999">
                <text:p>10999</text:p>
              </table:table-cell>
              <table:table-cell office:value-type="float" office:value="18522">
                <text:p>18522</text:p>
              </table:table-cell>
              <table:table-cell office:value-type="float" office:value="30456">
                <text:p>30456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1455">
                <text:p>11455</text:p>
              </table:table-cell>
              <table:table-cell office:value-type="float" office:value="19382">
                <text:p>19382</text:p>
              </table:table-cell>
              <table:table-cell office:value-type="float" office:value="32162">
                <text:p>3216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844">
                <text:p>12844</text:p>
              </table:table-cell>
              <table:table-cell office:value-type="float" office:value="20603">
                <text:p>20603</text:p>
              </table:table-cell>
              <table:table-cell office:value-type="float" office:value="32819">
                <text:p>32819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736">
                <text:p>13736</text:p>
              </table:table-cell>
              <table:table-cell office:value-type="float" office:value="21782">
                <text:p>21782</text:p>
              </table:table-cell>
              <table:table-cell office:value-type="float" office:value="31057">
                <text:p>31057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4591">
                <text:p>14591</text:p>
              </table:table-cell>
              <table:table-cell office:value-type="float" office:value="22025">
                <text:p>22025</text:p>
              </table:table-cell>
              <table:table-cell office:value-type="float" office:value="30649">
                <text:p>30649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5621">
                <text:p>15621</text:p>
              </table:table-cell>
              <table:table-cell office:value-type="float" office:value="21220">
                <text:p>21220</text:p>
              </table:table-cell>
              <table:table-cell office:value-type="float" office:value="32247">
                <text:p>3224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418">
                <text:p>16418</text:p>
              </table:table-cell>
              <table:table-cell office:value-type="float" office:value="20974">
                <text:p>20974</text:p>
              </table:table-cell>
              <table:table-cell office:value-type="float" office:value="32824">
                <text:p>3282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600">
                <text:p>15600</text:p>
              </table:table-cell>
              <table:table-cell office:value-type="float" office:value="21631">
                <text:p>21631</text:p>
              </table:table-cell>
              <table:table-cell office:value-type="float" office:value="31057">
                <text:p>31057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6384">
                <text:p>16384</text:p>
              </table:table-cell>
              <table:table-cell office:value-type="float" office:value="22270">
                <text:p>22270</text:p>
              </table:table-cell>
              <table:table-cell office:value-type="float" office:value="30721">
                <text:p>30721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5830">
                <text:p>15830</text:p>
              </table:table-cell>
              <table:table-cell office:value-type="float" office:value="23459">
                <text:p>23459</text:p>
              </table:table-cell>
              <table:table-cell office:value-type="float" office:value="32409">
                <text:p>32409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5480">
                <text:p>15480</text:p>
              </table:table-cell>
              <table:table-cell office:value-type="float" office:value="23298">
                <text:p>23298</text:p>
              </table:table-cell>
              <table:table-cell office:value-type="float" office:value="33082">
                <text:p>330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5600">
                <text:p>15600</text:p>
              </table:table-cell>
              <table:table-cell office:value-type="float" office:value="21599">
                <text:p>21599</text:p>
              </table:table-cell>
              <table:table-cell office:value-type="float" office:value="31281">
                <text:p>31281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6248">
                <text:p>16248</text:p>
              </table:table-cell>
              <table:table-cell office:value-type="float" office:value="21382">
                <text:p>21382</text:p>
              </table:table-cell>
              <table:table-cell office:value-type="float" office:value="30433">
                <text:p>30433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5652">
                <text:p>15652</text:p>
              </table:table-cell>
              <table:table-cell office:value-type="float" office:value="21310">
                <text:p>21310</text:p>
              </table:table-cell>
              <table:table-cell office:value-type="float" office:value="32593">
                <text:p>32593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5458">
                <text:p>15458</text:p>
              </table:table-cell>
              <table:table-cell office:value-type="float" office:value="21190">
                <text:p>21190</text:p>
              </table:table-cell>
              <table:table-cell office:value-type="float" office:value="31897">
                <text:p>31897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5674">
                <text:p>15674</text:p>
              </table:table-cell>
              <table:table-cell office:value-type="float" office:value="21333">
                <text:p>21333</text:p>
              </table:table-cell>
              <table:table-cell office:value-type="float" office:value="30107">
                <text:p>3010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6140">
                <text:p>16140</text:p>
              </table:table-cell>
              <table:table-cell office:value-type="float" office:value="21382">
                <text:p>21382</text:p>
              </table:table-cell>
              <table:table-cell office:value-type="float" office:value="33886">
                <text:p>3388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6136">
                <text:p>16136</text:p>
              </table:table-cell>
              <table:table-cell office:value-type="float" office:value="22442">
                <text:p>22442</text:p>
              </table:table-cell>
              <table:table-cell office:value-type="float" office:value="35081">
                <text:p>35081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6329">
                <text:p>16329</text:p>
              </table:table-cell>
              <table:table-cell office:value-type="float" office:value="22732">
                <text:p>22732</text:p>
              </table:table-cell>
              <table:table-cell office:value-type="float" office:value="36058">
                <text:p>3605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6372">
                <text:p>16372</text:p>
              </table:table-cell>
              <table:table-cell office:value-type="float" office:value="21719">
                <text:p>21719</text:p>
              </table:table-cell>
              <table:table-cell office:value-type="float" office:value="34882">
                <text:p>3488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5689">
                <text:p>15689</text:p>
              </table:table-cell>
              <table:table-cell office:value-type="float" office:value="23082">
                <text:p>23082</text:p>
              </table:table-cell>
              <table:table-cell office:value-type="float" office:value="32366">
                <text:p>3236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5548">
                <text:p>15548</text:p>
              </table:table-cell>
              <table:table-cell office:value-type="float" office:value="21196">
                <text:p>21196</text:p>
              </table:table-cell>
              <table:table-cell office:value-type="float" office:value="34841">
                <text:p>34841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4622">
                <text:p>14622</text:p>
              </table:table-cell>
              <table:table-cell office:value-type="float" office:value="20823">
                <text:p>20823</text:p>
              </table:table-cell>
              <table:table-cell office:value-type="float" office:value="35596">
                <text:p>35596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2930">
                <text:p>12930</text:p>
              </table:table-cell>
              <table:table-cell office:value-type="float" office:value="21048">
                <text:p>21048</text:p>
              </table:table-cell>
              <table:table-cell office:value-type="float" office:value="33946">
                <text:p>339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2010">
                <text:p>12010</text:p>
              </table:table-cell>
              <table:table-cell office:value-type="float" office:value="20977">
                <text:p>20977</text:p>
              </table:table-cell>
              <table:table-cell office:value-type="float" office:value="31957">
                <text:p>3195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2646">
                <text:p>12646</text:p>
              </table:table-cell>
              <table:table-cell office:value-type="float" office:value="20407">
                <text:p>20407</text:p>
              </table:table-cell>
              <table:table-cell office:value-type="float" office:value="33464">
                <text:p>33464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3148">
                <text:p>13148</text:p>
              </table:table-cell>
              <table:table-cell office:value-type="float" office:value="20134">
                <text:p>20134</text:p>
              </table:table-cell>
              <table:table-cell office:value-type="float" office:value="34525">
                <text:p>34525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2714">
                <text:p>12714</text:p>
              </table:table-cell>
              <table:table-cell office:value-type="float" office:value="19190">
                <text:p>19190</text:p>
              </table:table-cell>
              <table:table-cell office:value-type="float" office:value="32966">
                <text:p>32966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1705">
                <text:p>11705</text:p>
              </table:table-cell>
              <table:table-cell office:value-type="float" office:value="18155">
                <text:p>18155</text:p>
              </table:table-cell>
              <table:table-cell office:value-type="float" office:value="30391">
                <text:p>30391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2068">
                <text:p>12068</text:p>
              </table:table-cell>
              <table:table-cell office:value-type="float" office:value="18110">
                <text:p>18110</text:p>
              </table:table-cell>
              <table:table-cell office:value-type="float" office:value="27496">
                <text:p>27496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2710">
                <text:p>12710</text:p>
              </table:table-cell>
              <table:table-cell office:value-type="float" office:value="17260">
                <text:p>17260</text:p>
              </table:table-cell>
              <table:table-cell office:value-type="float" office:value="24884">
                <text:p>24884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2270">
                <text:p>12270</text:p>
              </table:table-cell>
              <table:table-cell office:value-type="float" office:value="16168">
                <text:p>16168</text:p>
              </table:table-cell>
              <table:table-cell office:value-type="float" office:value="23107">
                <text:p>2310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1236">
                <text:p>11236</text:p>
              </table:table-cell>
              <table:table-cell office:value-type="float" office:value="15962">
                <text:p>15962</text:p>
              </table:table-cell>
              <table:table-cell office:value-type="float" office:value="24578">
                <text:p>24578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1840">
                <text:p>11840</text:p>
              </table:table-cell>
              <table:table-cell office:value-type="float" office:value="15645">
                <text:p>15645</text:p>
              </table:table-cell>
              <table:table-cell office:value-type="float" office:value="24097">
                <text:p>2409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2368">
                <text:p>12368</text:p>
              </table:table-cell>
              <table:table-cell office:value-type="float" office:value="16305">
                <text:p>16305</text:p>
              </table:table-cell>
              <table:table-cell office:value-type="float" office:value="23202">
                <text:p>23202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983">
                <text:p>10983</text:p>
              </table:table-cell>
              <table:table-cell office:value-type="float" office:value="15434">
                <text:p>15434</text:p>
              </table:table-cell>
              <table:table-cell office:value-type="float" office:value="22317">
                <text:p>22317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080">
                <text:p>10080</text:p>
              </table:table-cell>
              <table:table-cell office:value-type="float" office:value="15334">
                <text:p>15334</text:p>
              </table:table-cell>
              <table:table-cell office:value-type="float" office:value="23544">
                <text:p>23544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9180">
                <text:p>9180</text:p>
              </table:table-cell>
              <table:table-cell office:value-type="float" office:value="15120">
                <text:p>15120</text:p>
              </table:table-cell>
              <table:table-cell office:value-type="float" office:value="23213">
                <text:p>2321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9078">
                <text:p>9078</text:p>
              </table:table-cell>
              <table:table-cell office:value-type="float" office:value="15395">
                <text:p>15395</text:p>
              </table:table-cell>
              <table:table-cell office:value-type="float" office:value="22637">
                <text:p>22637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8857">
                <text:p>8857</text:p>
              </table:table-cell>
              <table:table-cell office:value-type="float" office:value="13969">
                <text:p>13969</text:p>
              </table:table-cell>
              <table:table-cell office:value-type="float" office:value="20847">
                <text:p>20847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276">
                <text:p>7276</text:p>
              </table:table-cell>
              <table:table-cell office:value-type="float" office:value="12848">
                <text:p>12848</text:p>
              </table:table-cell>
              <table:table-cell office:value-type="float" office:value="20694">
                <text:p>20694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380">
                <text:p>7380</text:p>
              </table:table-cell>
              <table:table-cell office:value-type="float" office:value="12090">
                <text:p>12090</text:p>
              </table:table-cell>
              <table:table-cell office:value-type="float" office:value="20316">
                <text:p>2031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6900">
                <text:p>6900</text:p>
              </table:table-cell>
              <table:table-cell office:value-type="float" office:value="12316">
                <text:p>12316</text:p>
              </table:table-cell>
              <table:table-cell office:value-type="float" office:value="20937">
                <text:p>20937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6920">
                <text:p>6920</text:p>
              </table:table-cell>
              <table:table-cell office:value-type="float" office:value="11280">
                <text:p>11280</text:p>
              </table:table-cell>
              <table:table-cell office:value-type="float" office:value="18952">
                <text:p>1895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6715">
                <text:p>6715</text:p>
              </table:table-cell>
              <table:table-cell office:value-type="float" office:value="11350">
                <text:p>11350</text:p>
              </table:table-cell>
              <table:table-cell office:value-type="float" office:value="17577">
                <text:p>17577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6273">
                <text:p>6273</text:p>
              </table:table-cell>
              <table:table-cell office:value-type="float" office:value="10980">
                <text:p>10980</text:p>
              </table:table-cell>
              <table:table-cell office:value-type="float" office:value="17748">
                <text:p>17748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5865">
                <text:p>5865</text:p>
              </table:table-cell>
              <table:table-cell office:value-type="float" office:value="10890">
                <text:p>10890</text:p>
              </table:table-cell>
              <table:table-cell office:value-type="float" office:value="19074">
                <text:p>19074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5882">
                <text:p>5882</text:p>
              </table:table-cell>
              <table:table-cell office:value-type="float" office:value="10054">
                <text:p>10054</text:p>
              </table:table-cell>
              <table:table-cell office:value-type="float" office:value="16796">
                <text:p>16796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6273">
                <text:p>6273</text:p>
              </table:table-cell>
              <table:table-cell office:value-type="float" office:value="10060">
                <text:p>10060</text:p>
              </table:table-cell>
              <table:table-cell office:value-type="float" office:value="15436">
                <text:p>1543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5865">
                <text:p>5865</text:p>
              </table:table-cell>
              <table:table-cell office:value-type="float" office:value="9531">
                <text:p>9531</text:p>
              </table:table-cell>
              <table:table-cell office:value-type="float" office:value="17748">
                <text:p>1774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5882">
                <text:p>5882</text:p>
              </table:table-cell>
              <table:table-cell office:value-type="float" office:value="9945">
                <text:p>9945</text:p>
              </table:table-cell>
              <table:table-cell office:value-type="float" office:value="19074">
                <text:p>1907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6630">
                <text:p>6630</text:p>
              </table:table-cell>
              <table:table-cell office:value-type="float" office:value="10140">
                <text:p>10140</text:p>
              </table:table-cell>
              <table:table-cell office:value-type="float" office:value="16796">
                <text:p>16796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293">
                <text:p>7293</text:p>
              </table:table-cell>
              <table:table-cell office:value-type="float" office:value="10590">
                <text:p>10590</text:p>
              </table:table-cell>
              <table:table-cell office:value-type="float" office:value="16704">
                <text:p>1670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6120">
                <text:p>6120</text:p>
              </table:table-cell>
              <table:table-cell office:value-type="float" office:value="10384">
                <text:p>10384</text:p>
              </table:table-cell>
              <table:table-cell office:value-type="float" office:value="17952">
                <text:p>17952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137">
                <text:p>6137</text:p>
              </table:table-cell>
              <table:table-cell office:value-type="float" office:value="9920">
                <text:p>9920</text:p>
              </table:table-cell>
              <table:table-cell office:value-type="float" office:value="15808">
                <text:p>15808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30">
                <text:p>6630</text:p>
              </table:table-cell>
              <table:table-cell office:value-type="float" office:value="9750">
                <text:p>9750</text:p>
              </table:table-cell>
              <table:table-cell office:value-type="float" office:value="15538">
                <text:p>15538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120">
                <text:p>6120</text:p>
              </table:table-cell>
              <table:table-cell office:value-type="float" office:value="9936">
                <text:p>9936</text:p>
              </table:table-cell>
              <table:table-cell office:value-type="float" office:value="15674">
                <text:p>1567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137">
                <text:p>6137</text:p>
              </table:table-cell>
              <table:table-cell office:value-type="float" office:value="10830">
                <text:p>10830</text:p>
              </table:table-cell>
              <table:table-cell office:value-type="float" office:value="18174">
                <text:p>1817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630">
                <text:p>6630</text:p>
              </table:table-cell>
              <table:table-cell office:value-type="float" office:value="11440">
                <text:p>11440</text:p>
              </table:table-cell>
              <table:table-cell office:value-type="float" office:value="20974">
                <text:p>20974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7480">
                <text:p>7480</text:p>
              </table:table-cell>
              <table:table-cell office:value-type="float" office:value="12198">
                <text:p>12198</text:p>
              </table:table-cell>
              <table:table-cell office:value-type="float" office:value="22173">
                <text:p>22173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280">
                <text:p>7280</text:p>
              </table:table-cell>
              <table:table-cell office:value-type="float" office:value="11742">
                <text:p>11742</text:p>
              </table:table-cell>
              <table:table-cell office:value-type="float" office:value="21345">
                <text:p>2134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5993">
                <text:p>5993</text:p>
              </table:table-cell>
              <table:table-cell office:value-type="float" office:value="11227">
                <text:p>11227</text:p>
              </table:table-cell>
              <table:table-cell office:value-type="float" office:value="25357">
                <text:p>2535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5639">
                <text:p>5639</text:p>
              </table:table-cell>
              <table:table-cell office:value-type="float" office:value="10564">
                <text:p>10564</text:p>
              </table:table-cell>
              <table:table-cell office:value-type="float" office:value="23860">
                <text:p>2386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597">
                <text:p>5597</text:p>
              </table:table-cell>
              <table:table-cell office:value-type="float" office:value="10486">
                <text:p>10486</text:p>
              </table:table-cell>
              <table:table-cell office:value-type="float" office:value="23682">
                <text:p>2368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229">
                <text:p>5229</text:p>
              </table:table-cell>
              <table:table-cell office:value-type="float" office:value="12084">
                <text:p>12084</text:p>
              </table:table-cell>
              <table:table-cell office:value-type="float" office:value="27290">
                <text:p>27290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4886">
                <text:p>4886</text:p>
              </table:table-cell>
              <table:table-cell office:value-type="float" office:value="12381">
                <text:p>12381</text:p>
              </table:table-cell>
              <table:table-cell office:value-type="float" office:value="27963">
                <text:p>27963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3597">
                <text:p>3597</text:p>
              </table:table-cell>
              <table:table-cell office:value-type="float" office:value="9267">
                <text:p>9267</text:p>
              </table:table-cell>
              <table:table-cell office:value-type="float" office:value="29032">
                <text:p>2903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3244">
                <text:p>3244</text:p>
              </table:table-cell>
              <table:table-cell office:value-type="float" office:value="9324">
                <text:p>9324</text:p>
              </table:table-cell>
              <table:table-cell office:value-type="float" office:value="30142">
                <text:p>3014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2926">
                <text:p>2926</text:p>
              </table:table-cell>
              <table:table-cell office:value-type="float" office:value="8778">
                <text:p>8778</text:p>
              </table:table-cell>
              <table:table-cell office:value-type="float" office:value="31294">
                <text:p>3129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639">
                <text:p>2639</text:p>
              </table:table-cell>
              <table:table-cell office:value-type="float" office:value="8375">
                <text:p>8375</text:p>
              </table:table-cell>
              <table:table-cell office:value-type="float" office:value="32490">
                <text:p>32490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380">
                <text:p>2380</text:p>
              </table:table-cell>
              <table:table-cell office:value-type="float" office:value="7999">
                <text:p>7999</text:p>
              </table:table-cell>
              <table:table-cell office:value-type="float" office:value="33733">
                <text:p>337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615">
                <text:p>5615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597.66666666667">
                <text:p>5597.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01cm" svg:y="1.404cm" svg:width="30.898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8.66">
                <text:p>8.66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8.27666666666667">
                <text:p>8.27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79cm" svg:y="1.352cm" svg:width="31.357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2571764727071">
                <text:p>1.02571764727071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2248063434398">
                <text:p>1.0224806343439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5135544165657">
                <text:p>1.051355441656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6477103936232">
                <text:p>1.06477103936232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3040525946137">
                <text:p>1.03040525946137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869110917334">
                <text:p>1.04869110917334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030854116907">
                <text:p>1.040308541169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8303432685136">
                <text:p>1.08303432685136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38070597865">
                <text:p>1.13438070597865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5575996875404">
                <text:p>1.1557599687540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21396810585225">
                <text:p>1.2139681058522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20972551334657">
                <text:p>1.2097255133465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20889456289">
                <text:p>1.1702088945628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1358266760013">
                <text:p>1.11358266760013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21280949931413">
                <text:p>1.21280949931413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1774598617559">
                <text:p>1.21774598617559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7299580120684">
                <text:p>1.1729958012068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1793753905292">
                <text:p>1.1179375390529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91430624027747">
                <text:p>0.991430624027747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.00584015483327">
                <text:p>1.0058401548332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0128128242477">
                <text:p>1.012812824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594350943838">
                <text:p>1.09594350943838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65265931648953">
                <text:p>0.965265931648953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.00436704387514">
                <text:p>1.00436704387514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0.981520647090297">
                <text:p>0.981520647090297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909970103628">
                <text:p>1.02909970103628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.04947177795989">
                <text:p>1.0494717779598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93908459258822">
                <text:p>0.99390845925882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5487717064182">
                <text:p>1.0548771706418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385305136089">
                <text:p>1.01385305136089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.04947177795989">
                <text:p>1.04947177795989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0.986985262215477">
                <text:p>0.986985262215477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740810766323">
                <text:p>1.0174081076632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1451684901748">
                <text:p>1.01451684901748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47306431995631">
                <text:p>0.847306431995631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883645448513">
                <text:p>1.03883645448513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0.966127697694201">
                <text:p>0.966127697694201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6605516042205">
                <text:p>1.0660551604220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59326309231519">
                <text:p>0.859326309231519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05816409544238">
                <text:p>0.80581640954423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8407951333261">
                <text:p>0.958407951333261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91142126165052">
                <text:p>0.9114212616505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0241249217527">
                <text:p>0.830241249217527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82414476147514">
                <text:p>0.98241447614751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61383681469103">
                <text:p>0.961383681469103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789107581100143">
                <text:p>0.789107581100143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867507372126898">
                <text:p>0.867507372126898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838572073830508">
                <text:p>0.83857207383050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7481997158016">
                <text:p>0.94748199715801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31350477712146">
                <text:p>0.93135047771214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871211068243962">
                <text:p>0.87121106824396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79863811741791">
                <text:p>0.79863811741791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828478537700149">
                <text:p>0.828478537700149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844204846833257">
                <text:p>0.844204846833257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41645314024797">
                <text:p>0.941645314024797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811446578100831">
                <text:p>0.811446578100831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834712872150514">
                <text:p>0.83471287215051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818791747145516">
                <text:p>0.81879174714551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.03293607725747">
                <text:p>1.03293607725747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773461221180421">
                <text:p>0.773461221180421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747494807601012">
                <text:p>0.7474948076010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60995949824993">
                <text:p>0.960995949824993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6712309641159">
                <text:p>0.96712309641159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53665499571549">
                <text:p>0.953665499571549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8573532081678">
                <text:p>0.98573532081678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5876923487837">
                <text:p>0.95876923487837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53665499571549">
                <text:p>0.953665499571549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.1659310763172">
                <text:p>1.1659310763172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.23727641761613">
                <text:p>1.23727641761613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5876923487837">
                <text:p>0.95876923487837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.17723206070811">
                <text:p>1.17723206070811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853336300366019">
                <text:p>0.853336300366019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64409555785124">
                <text:p>0.964409555785124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.1698322439183">
                <text:p>1.1698322439183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.26456148630595">
                <text:p>1.2645614863059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21933055579663">
                <text:p>0.921933055579663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797995673101806">
                <text:p>0.79799567310180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66770380088449">
                <text:p>0.66770380088449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683674490881617">
                <text:p>0.683674490881617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756558094082073">
                <text:p>0.756558094082073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0752.75">
                <text:p>20752.75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761.3333333333">
                <text:p>24761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